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0.4083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2.378in"/>
    </style:style>
    <style:style style:name="co8" style:family="table-column">
      <style:table-column-properties fo:break-before="auto" style:column-width="2.7654in"/>
    </style:style>
    <style:style style:name="co9" style:family="table-column">
      <style:table-column-properties fo:break-before="auto" style:column-width="2.5398in"/>
    </style:style>
    <style:style style:name="co10" style:family="table-column">
      <style:table-column-properties fo:break-before="auto" style:column-width="2.1736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2.1307in"/>
    </style:style>
    <style:style style:name="co13" style:family="table-column">
      <style:table-column-properties fo:break-before="auto" style:column-width="2.0335in"/>
    </style:style>
    <style:style style:name="co14" style:family="table-column">
      <style:table-column-properties fo:break-before="auto" style:column-width="0.5055in"/>
    </style:style>
    <style:style style:name="co15" style:family="table-column">
      <style:table-column-properties fo:break-before="auto" style:column-width="0.5374in"/>
    </style:style>
    <style:style style:name="co16" style:family="table-column">
      <style:table-column-properties fo:break-before="auto" style:column-width="0.7098in"/>
    </style:style>
    <style:style style:name="co17" style:family="table-column">
      <style:table-column-properties fo:break-before="auto" style:column-width="0.8283in"/>
    </style:style>
    <style:style style:name="co18" style:family="table-column">
      <style:table-column-properties fo:break-before="auto" style:column-width="0.4626in"/>
    </style:style>
    <style:style style:name="co19" style:family="table-column">
      <style:table-column-properties fo:break-before="auto" style:column-width="0.3866in"/>
    </style:style>
    <style:style style:name="co20" style:family="table-column">
      <style:table-column-properties fo:break-before="auto" style:column-width="2.0764in"/>
    </style:style>
    <style:style style:name="co21" style:family="table-column">
      <style:table-column-properties fo:break-before="auto" style:column-width="2.8083in"/>
    </style:style>
    <style:style style:name="co22" style:family="table-column">
      <style:table-column-properties fo:break-before="auto" style:column-width="2.5717in"/>
    </style:style>
    <style:style style:name="co23" style:family="table-column">
      <style:table-column-properties fo:break-before="auto" style:column-width="2.367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6839in" fo:break-before="auto" style:use-optimal-row-height="false"/>
    </style:style>
    <style:style style:name="ro10" style:family="table-row">
      <style:table-row-properties style:row-height="0.7457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634in" fo:break-before="auto" style:use-optimal-row-height="false"/>
    </style:style>
    <style:style style:name="ro13" style:family="table-row">
      <style:table-row-properties style:row-height="0.6528in" fo:break-before="auto" style:use-optimal-row-height="false"/>
    </style:style>
    <style:style style:name="ro14" style:family="table-row">
      <style:table-row-properties style:row-height="0.7043in" fo:break-before="auto" style:use-optimal-row-height="false"/>
    </style:style>
    <style:style style:name="ro15" style:family="table-row">
      <style:table-row-properties style:row-height="0.7146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5591in" fo:break-before="auto" style:use-optimal-row-height="false"/>
    </style:style>
    <style:style style:name="ro18" style:family="table-row">
      <style:table-row-properties style:row-height="0.4555in" fo:break-before="auto" style:use-optimal-row-height="true"/>
    </style:style>
    <style:style style:name="ro19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end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end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end" fo:margin-left="0.0008in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end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end" fo:margin-left="0.0008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.0008in"/>
      <style:text-properties style:use-window-font-color="true" style:text-outline="false" style:text-line-through-style="none" style:font-name="Times New Roman" fo:font-size="9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.0008in"/>
      <style:text-properties fo:color="#ff0000" style:text-outline="false" style:text-line-through-style="none" style:font-name="Times New Roman" fo:font-size="9pt" fo:language="pt" fo:country="B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bold" style:font-name-complex="DejaVu Sans" style:font-size-complex="9pt" style:language-complex="zxx" style:country-complex="none" style:font-style-complex="normal" style:font-weight-complex="bold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.0008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c0c0c0" fo:wrap-option="wrap" style:vertical-align="middl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cccccc" fo:wrap-option="wrap" style:vertical-align="middle"/>
      <style:text-properties fo:font-size="9pt" style:font-size-asian="9pt" style:font-size-complex="9pt"/>
    </style:style>
    <style:style style:name="ce28" style:family="table-cell" style:parent-style-name="Default">
      <style:table-cell-properties fo:wrap-option="wrap" style:vertical-align="middle"/>
      <style:text-properties style:font-name="Liberation Sans" fo:font-size="9pt" style:font-name-asian="DejaVu Sans" style:font-size-asian="9pt" style:font-name-complex="DejaVu Sans" style:font-size-complex="9pt"/>
    </style:style>
    <style:style style:name="ce29" style:family="table-cell" style:parent-style-name="Default">
      <style:table-cell-properties fo:background-color="#c0c0c0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name-asian="DejaVu Sans" style:font-size-asian="9pt" style:font-name-complex="DejaVu Sans" style:font-size-complex="9pt"/>
    </style:style>
    <style:style style:name="ce31" style:family="table-cell" style:parent-style-name="Default">
      <style:text-properties style:font-name="Liberation Sans" fo:font-size="9pt" style:font-name-asian="DejaVu Sans" style:font-size-asian="9pt" style:font-name-complex="DejaVu Sans" style:font-size-complex="9pt"/>
    </style:style>
    <style:style style:name="ce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ans" fo:font-size="9pt" fo:font-style="normal" fo:text-shadow="none" style:text-underline-style="none" fo:font-weight="normal" style:text-underline-mode="continuous" style:text-line-through-mode="continuous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9pt" fo:font-weight="bold" style:font-name-asian="DejaVu Sans" style:font-size-asian="9pt" style:font-weight-asian="bold" style:font-name-complex="DejaVu Sans" style:font-size-complex="9pt" style:font-weight-complex="bold"/>
    </style:style>
    <style:style style:name="ce3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ans" fo:font-size="9pt" fo:font-style="normal" fo:text-shadow="none" style:text-underline-style="none" fo:font-weight="bold" style:text-underline-mode="continuous" style:text-line-through-mode="continuous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 style:font-relief="none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fo:color="#ff0000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fo:color="#ff0000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wrap-option="wrap" style:vertical-align="middle"/>
      <style:text-properties fo:color="#ff0000" fo:font-size="9pt" style:font-size-asian="9pt" style:font-size-complex="9pt"/>
    </style:style>
    <style:style style:name="ce43" style:family="table-cell" style:parent-style-name="Default">
      <style:text-properties fo:color="#ff0000" fo:font-size="9pt" style:font-size-asian="9pt" style:font-size-complex="9pt"/>
    </style:style>
    <style:style style:name="ce44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 fo:margin-left="0.0008in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 fo:margin-left="0.0008in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.0008in"/>
      <style:text-properties fo:color="#ff0000" fo:font-weight="bold" style:font-weight-asian="bold" style:font-weight-complex="bold"/>
    </style:style>
    <style:style style:name="ce52" style:family="table-cell" style:parent-style-name="Default">
      <style:table-cell-properties fo:wrap-option="wrap" style:vertical-align="middle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Liberation Sans" fo:font-size="9pt" style:font-name-asian="DejaVu Sans" style:font-size-asian="9pt" style:font-name-complex="DejaVu Sans" style:font-size-complex="9pt"/>
    </style:style>
  </office:automatic-styles>
  <office:body>
    <office:spreadsheet>
      <table:table table:name="OPCODE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1"/>
        <table:table-column table:style-name="co6" table:default-cell-style-name="ce21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39"/>
        <table:table-column table:style-name="co12" table:default-cell-style-name="ce43"/>
        <table:table-column table:style-name="co13" table:default-cell-style-name="ce5"/>
        <table:table-column table:style-name="co4" table:number-columns-repeated="1011" table:default-cell-style-name="ce5"/>
        <table:table-row table:style-name="ro1">
          <table:table-cell table:style-name="ce1"/>
          <table:table-cell table:style-name="ce6"/>
          <table:table-cell table:style-name="ce9"/>
          <table:table-cell table:style-name="ce14"/>
          <table:table-cell table:style-name="ce18" table:number-columns-repeated="2"/>
          <table:table-cell table:style-name="ce23" office:value-type="string" table:number-columns-spanned="4" table:number-rows-spanned="1">
            <text:p>Cycle 1</text:p>
          </table:table-cell>
          <table:covered-table-cell table:number-columns-repeated="3" table:style-name="ce25"/>
          <table:table-cell table:style-name="ce33"/>
          <table:table-cell table:style-name="ce40" table:number-columns-spanned="4" table:number-rows-spanned="1"/>
          <table:covered-table-cell table:number-columns-repeated="3" table:style-name="ce25"/>
          <table:table-cell table:style-name="ce23" table:number-columns-spanned="4" table:number-rows-spanned="1"/>
          <table:covered-table-cell table:number-columns-repeated="3" table:style-name="ce25"/>
          <table:table-cell table:style-name="ce23" table:number-columns-spanned="4" table:number-rows-spanned="1"/>
          <table:covered-table-cell table:number-columns-repeated="3" table:style-name="ce25"/>
          <table:table-cell table:style-name="ce25" table:number-columns-repeated="235"/>
          <table:table-cell table:number-columns-repeated="766"/>
        </table:table-row>
        <table:table-row table:style-name="ro2">
          <table:table-cell table:style-name="ce1" office:value-type="string">
            <text:p>Hex</text:p>
            <text:p>Code</text:p>
          </table:table-cell>
          <table:table-cell table:style-name="ce6" office:value-type="string">
            <text:p>Bytes</text:p>
          </table:table-cell>
          <table:table-cell table:style-name="ce10" office:value-type="string">
            <text:p>Mnem.</text:p>
          </table:table-cell>
          <table:table-cell table:style-name="ce14" office:value-type="string">
            <text:p>Operands</text:p>
          </table:table-cell>
          <table:table-cell table:style-name="ce19" office:value-type="string">
            <text:p>Mach. Cycle</text:p>
          </table:table-cell>
          <table:table-cell table:style-name="ce19" office:value-type="string">
            <text:p>Our</text:p>
            <text:p>MC</text:p>
          </table:table-cell>
          <table:table-cell table:style-name="ce24" office:value-type="string">
            <text:p>DC1</text:p>
          </table:table-cell>
          <table:table-cell table:style-name="ce24" office:value-type="string">
            <text:p>DC2</text:p>
          </table:table-cell>
          <table:table-cell table:style-name="ce24" office:value-type="string">
            <text:p>EX</text:p>
          </table:table-cell>
          <table:table-cell table:style-name="ce24" office:value-type="string">
            <text:p>WB</text:p>
          </table:table-cell>
          <table:table-cell table:style-name="ce33" office:value-type="string">
            <text:p>Done?</text:p>
          </table:table-cell>
          <table:table-cell table:style-name="ce41"/>
          <table:table-cell table:style-name="ce24" table:number-columns-repeated="11"/>
          <table:table-cell table:style-name="ce25" table:number-columns-repeated="235"/>
          <table:table-cell table:number-columns-repeated="766"/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nop.htm">NOP</text:a></text:p>
          </table:table-cell>
          <table:table-cell table:style-name="ce15" office:value-type="string">
            <text:p> 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25" office:value-type="string">
            <text:p>-</text:p>
          </table:table-cell>
          <table:table-cell table:style-name="ce25" office:value-type="string"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</table:table-cell>
          <table:table-cell table:style-name="ce25" office:value-type="string">
            <text:p>PC - Calcula e escreve novo valor do PC</text:p>
          </table:table-cell>
          <table:table-cell table:style-name="ce25" office:value-type="string">
            <text:p>ROM – addr do novo PC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ljmp.htm">LJMP</text:a></text:p>
          </table:table-cell>
          <table:table-cell table:style-name="ce15" office:value-type="string">
            <text:p>addr16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 </text:p>
            <text:p>ROM – coloca addr do OP2</text:p>
          </table:table-cell>
          <table:table-cell table:style-name="ce25" office:value-type="string">
            <text:p>ROM – recebe dado do OP2</text:p>
            <text:p>PC – Calcula e Escreve novo valor do PC</text:p>
          </table:table-cell>
          <table:table-cell table:style-name="ce25" office:value-type="string">
            <text:p>ROM – addr do novo PC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rr.htm">RR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/>
          </table:table-cell>
          <table:table-cell table:style-name="ce25" office:value-type="string">
            <text:p>Calcula novo A</text:p>
          </table:table-cell>
          <table:table-cell table:style-name="ce25" office:value-type="string">
            <text:p>SFR – addr do A</text:p>
            <text:p>SFR – data do A (WR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/>
          </table:table-cell>
          <table:table-cell table:style-name="ce25" office:value-type="string">
            <text:p>Calcula novo A</text:p>
          </table:table-cell>
          <table:table-cell table:style-name="ce25" office:value-type="string">
            <text:p>SFR – addr do A</text:p>
            <text:p>SFR – data do A (WR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irect</text:p>
            <text:p/>
          </table:table-cell>
          <table:table-cell table:style-name="ce25" office:value-type="string">
            <text:p>RAM/SFR – recebe dado direct</text:p>
            <text:p>Calcula novo dado do direct</text:p>
          </table:table-cell>
          <table:table-cell table:style-name="ce25" office:value-type="string">
            <text:p>RAM/SFR – addr direct</text:p>
            <text:p>RAM/SFR – dado direct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Endereco</text:p>
            <text:p>op2 – Dado direct</text:p>
            <text:p>op_aux_1 – dado direct + 1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0</text:p>
          </table:table-cell>
          <table:table-cell table:style-name="ce25" office:value-type="string">
            <text:p>RAM – recebe dado do R0</text:p>
            <text:p>RAM – coloco endereco @R0</text:p>
          </table:table-cell>
          <table:table-cell table:style-name="ce25" office:value-type="string">
            <text:p>RAM – recebe dado do @R0</text:p>
            <text:p>calcula novo dado @R0</text:p>
          </table:table-cell>
          <table:table-cell table:style-name="ce25" office:value-type="string">
            <text:p>RAM – coloca addr @R0</text:p>
            <text:p>RAM – coloca dado @R0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1</text:p>
          </table:table-cell>
          <table:table-cell table:style-name="ce25" office:value-type="string">
            <text:p>RAM – recebe dado do R1</text:p>
            <text:p>RAM – coloco endereco @R1</text:p>
          </table:table-cell>
          <table:table-cell table:style-name="ce25" office:value-type="string">
            <text:p>RAM – recebe dado do @R1</text:p>
            <text:p>calcula novo dado @R1</text:p>
          </table:table-cell>
          <table:table-cell table:style-name="ce25" office:value-type="string">
            <text:p>RAM – coloca addr @R01</text:p>
            <text:p>RAM – coloca dado @R1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M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</text:p>
            <text:p>op2 – Dado Rn</text:p>
            <text:p>op_aux_1 – dado Rn + 1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2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string">
            <text:p>0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3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string">
            <text:p>0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4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string">
            <text:p>0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5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string">
            <text:p>0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6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string">
            <text:p>0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7</text:p>
          </table:table-cell>
          <table:table-cell table:style-name="ce25" table:number-columns-repeated="245"/>
          <table:table-cell table:number-columns-repeated="766"/>
        </table:table-row>
        <table:table-row table:style-name="ro5">
          <table:table-cell table:style-name="ce2" office:value-type="string">
            <text:p>0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office:value-type="string">
            <text:p>op1 – N/A op2 – Dado Rn op_aux_1 – dado Rn + 8</text:p>
          </table:table-cell>
          <table:table-cell table:style-name="ce25" table:number-columns-repeated="245"/>
          <table:table-cell table:number-columns-repeated="766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jbc.htm">JBC</text:a></text:p>
          </table:table-cell>
          <table:table-cell table:style-name="ce15" office:value-type="string">
            <text:p><text:span text:style-name="T1">bit</text:span>, 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OM – coloca addr do OP2</text:p>
            <text:p>RAM/SFR – coloca addr do OP1</text:p>
          </table:table-cell>
          <table:table-cell table:style-name="ce25" office:value-type="string">
            <text:p>ROM – recebe dado do OP2 </text:p>
            <text:p>RAM/SFR – recebe dado do OP1</text:p>
            <text:p>PC - Calcula e escreve novo valor no PC (se necessario)</text:p>
            <text:p/>
          </table:table-cell>
          <table:table-cell table:style-name="ce25" office:value-type="string">
            <text:p>ROM – addr do novo PC (ou PC+3) *ver se soma 3 de qqr forma</text:p>
            <text:p>Clear bit (if was set)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 offset em complemento de 2</text:p>
          </table:table-cell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SFR – coloca addr do SP</text:p>
          </table:table-cell>
          <table:table-cell table:style-name="ce25" office:value-type="string">
            <text:p>ROM - recebe dado do OP1</text:p>
            <text:p>SFR – recebe dado do SP</text:p>
          </table:table-cell>
          <table:table-cell table:style-name="ce28" office:value-type="string">
            <text:p>PC = PC + 2</text:p>
            <text:p><text:span text:style-name="T2">Calcula SP+1</text:span></text:p>
          </table:table-cell>
          <table:table-cell table:style-name="ce28" office:value-type="string">
            <text:p><text:span text:style-name="T2">Seta flag CONTINUA_CICLO</text:span></text:p>
            <text:p><text:span text:style-name="T2">RAM – coloca addr do @SP+1</text:span></text:p>
            <text:p><text:span text:style-name="T2">RAM – escreve dado (PC[7-0])</text:span></text:p>
            <text:p/>
          </table:table-cell>
          <table:table-cell table:style-name="ce34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8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<text:span text:style-name="T2">PC - Calcula e escreve novo valor do PC</text:span></text:p>
            <text:p><text:span text:style-name="T2">Calcula SP+2</text:span></text:p>
          </table:table-cell>
          <table:table-cell table:style-name="ce28" office:value-type="string">
            <text:p><text:span text:style-name="T2">Clear flag CONTINUA_CICLO</text:span></text:p>
            <text:p><text:span text:style-name="T2">ROM – addr do novo PC</text:span></text:p>
            <text:p><text:span text:style-name="T2">RAM – coloca addr do @SP+2</text:span></text:p>
            <text:p><text:span text:style-name="T2">RAM – escreve dado PC[15-8]</text:span></text:p>
            <text:p><text:span text:style-name="T2">SFR – coloca addr do SP</text:span></text:p>
            <text:p><text:span text:style-name="T2">SFR – coloca dado do SP (SP+2)</text:span></text:p>
          </table:table-cell>
          <table:table-cell table:style-name="ce34" office:value-type="string">
            <text:p>OK</text:p>
          </table:table-cell>
          <table:table-cell table:style-name="ce42" office:value-type="string">
            <text:p>*A10,A9 e A8 são tirados do proprio opcode, por isso que acall existe em várias posicoes</text:p>
          </table:table-cell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lcall.htm">LCALL</text:a></text:p>
          </table:table-cell>
          <table:table-cell table:style-name="ce15" office:value-type="string">
            <text:p>addr16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SFR – coloca addr do SP</text:p>
            <text:p><text:span text:style-name="T2"/></text:p>
          </table:table-cell>
          <table:table-cell table:style-name="ce25" office:value-type="string">
            <text:p>ROM - recebe dado do OP1</text:p>
            <text:p><text:span text:style-name="T2">ROM – coloca addr do OP2</text:span></text:p>
            <text:p>SFR – recebe dado do SP</text:p>
            <text:p/>
          </table:table-cell>
          <table:table-cell table:style-name="ce28" office:value-type="string">
            <text:p>ROM - recebe dado do OP2</text:p>
            <text:p><text:span text:style-name="T2">Calcula SP+1</text:span></text:p>
            <text:p><text:span text:style-name="T2">Calcula PC+3 (+1)</text:span></text:p>
          </table:table-cell>
          <table:table-cell table:style-name="ce28" office:value-type="string">
            <text:p><text:span text:style-name="T2">Seta flag CONTINUA_CICLO</text:span></text:p>
            <text:p><text:span text:style-name="T2">RAM – coloca addr do @SP</text:span></text:p>
            <text:p><text:span text:style-name="T2">RAM – escreve dado (PC[7-0])</text:span></text:p>
            <text:p/>
          </table:table-cell>
          <table:table-cell table:style-name="ce34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/>
          <table:table-cell table:style-name="ce3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5"/>
          <table:table-cell table:style-name="ce28"/>
          <table:table-cell table:style-name="ce28" office:value-type="string">
            <text:p><text:span text:style-name="T2">PC - Calcula e escreve novo valor do PC</text:span></text:p>
            <text:p><text:span text:style-name="T2">Calcula SP+2</text:span></text:p>
          </table:table-cell>
          <table:table-cell table:style-name="ce28" office:value-type="string">
            <text:p><text:s/></text:p>
          </table:table-cell>
          <table:table-cell table:style-name="ce34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rrc.htm">RRC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Calcula novo A</text:p>
          </table:table-cell>
          <table:table-cell table:style-name="ce25" office:value-type="string">
            <text:p>SFR – addr do A</text:p>
            <text:p>SFR – data do A (WR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Calcula novo A</text:p>
          </table:table-cell>
          <table:table-cell table:style-name="ce25" office:value-type="string">
            <text:p>SFR – addr do A</text:p>
            <text:p>SFR – data do A (WR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irect</text:p>
          </table:table-cell>
          <table:table-cell table:style-name="ce25" office:value-type="string">
            <text:p>RAM/SFR – recebe dado direct</text:p>
            <text:p>Calcula novo dado do direct</text:p>
          </table:table-cell>
          <table:table-cell table:style-name="ce25" office:value-type="string">
            <text:p>RAM/SFR – addr direct</text:p>
            <text:p>RAM/SFR – dado direct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0</text:p>
          </table:table-cell>
          <table:table-cell table:style-name="ce25" office:value-type="string">
            <text:p>RAM – recebe dado do R0</text:p>
            <text:p>RAM – coloco endereco @R0</text:p>
          </table:table-cell>
          <table:table-cell table:style-name="ce25" office:value-type="string">
            <text:p>RAM – recebe dado do @R0</text:p>
            <text:p>calcula novo dado @R0</text:p>
          </table:table-cell>
          <table:table-cell table:style-name="ce25" office:value-type="string">
            <text:p>RAM – coloca addr @R0</text:p>
            <text:p>RAM – coloca dado @R0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1</text:p>
          </table:table-cell>
          <table:table-cell table:style-name="ce25" office:value-type="string">
            <text:p>RAM – recebe dado do R1</text:p>
            <text:p>RAM – coloco endereco @R1</text:p>
          </table:table-cell>
          <table:table-cell table:style-name="ce25" office:value-type="string">
            <text:p>RAM – recebe dado do @R1</text:p>
            <text:p>calcula novo dado @R1</text:p>
          </table:table-cell>
          <table:table-cell table:style-name="ce25" office:value-type="string">
            <text:p>RAM – coloca addr @R01</text:p>
            <text:p>RAM – coloca dado @R1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1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1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1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1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1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1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ec.htm">DEC</text:a></text:p>
          </table:table-cell>
          <table:table-cell table:style-name="ce15" office:value-type="string">
            <text:p>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6" office:value-type="string">
            <text:p>-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novo dado Rn</text:p>
          </table:table-cell>
          <table:table-cell table:style-name="ce25" office:value-type="string">
            <text:p>RAM – coloca addr Rn</text:p>
            <text:p>RAM – coloca dado Rn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ALU</text:p>
          </table:table-cell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jb.htm">JB</text:a></text:p>
          </table:table-cell>
          <table:table-cell table:style-name="ce15" office:value-type="string">
            <text:p><text:span text:style-name="T1">bit</text:span>, 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OM – coloca addr do OP2</text:p>
            <text:p>RAM/SFR – coloca addr do OP1</text:p>
          </table:table-cell>
          <table:table-cell table:style-name="ce25" office:value-type="string">
            <text:p>ROM – recebe dado do OP2 </text:p>
            <text:p>RAM/SFR – escreve dado no OP1</text:p>
            <text:p>PC - Calcula e escreve novo valor no PC (se necessario)</text:p>
            <text:p/>
          </table:table-cell>
          <table:table-cell table:style-name="ce25" office:value-type="string">
            <text:p>ROM – addr do novo PC (ou PC+3) *ver se soma 3 de qqr forma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 offset em complemento de 2</text:p>
          </table:table-cell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6" table:number-columns-repeated="4"/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ret.htm">RET</text:a></text:p>
          </table:table-cell>
          <table:table-cell table:style-name="ce15" office:value-type="string">
            <text:p> 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SP</text:p>
          </table:table-cell>
          <table:table-cell table:style-name="ce25" office:value-type="string">
            <text:p>SFR – recebe dado do SP</text:p>
            <text:p>RAM – coloca addr do @SP</text:p>
          </table:table-cell>
          <table:table-cell table:style-name="ce25" office:value-type="string">
            <text:p>RAM – recebe dado do @SP</text:p>
          </table:table-cell>
          <table:table-cell table:style-name="ce32" office:value-type="string"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/>
          <table:table-cell table:style-name="ce7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5" office:value-type="string">
            <text:p>RAM- coloca addr do @SP+1</text:p>
          </table:table-cell>
          <table:table-cell table:style-name="ce25" office:value-type="string">
            <text:p>RAM – recebe addr do @SP+1</text:p>
          </table:table-cell>
          <table:table-cell table:style-name="ce25" office:value-type="string">
            <text:p>PC – escreve novo valor no PC</text:p>
          </table:table-cell>
          <table:table-cell table:style-name="ce32" office:value-type="string">
            <text:p>clear flag CICLO_CONTINUA</text:p>
            <text:p>ROM – addr do PC+0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rl.htm">RL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Calcula novo A</text:p>
          </table:table-cell>
          <table:table-cell table:style-name="ce25" office:value-type="string">
            <text:p>Calcula novo A</text:p>
          </table:table-cell>
          <table:table-cell table:style-name="ce25" office:value-type="string">
            <text:p>SFR – addr do A</text:p>
            <text:p>SFR – data do A (WR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- recebe dado do OP1</text:p>
            <text:p>SFR – recebe dado do A</text:p>
          </table:table-cell>
          <table:table-cell table:style-name="ce25" office:value-type="string">
            <text:p>Calcula A + immed</text:p>
          </table:table-cell>
          <table:table-cell table:style-name="ce25" office:value-type="string">
            <text:p>ROM – addr do PC+2</text:p>
            <text:p><text:span text:style-name="T2">SFR – coloca addr do A</text:span></text:p>
            <text:p><text:span text:style-name="T2">SFR – escreve dado no A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9">
          <table:table-cell table:style-name="ce2" office:value-type="float" office:value="25">
            <text:p>2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-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o @OP1</text:p>
            <text:p>Calcula A + direct</text:p>
          </table:table-cell>
          <table:table-cell table:style-name="ce25" office:value-type="string">
            <text:p>ROM – addr do PC+2</text:p>
            <text:p><text:span text:style-name="T2">SFR – coloca addr do A</text:span></text:p>
            <text:p><text:span text:style-name="T2">SFR – escreve dado no A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0</text:p>
          </table:table-cell>
          <table:table-cell table:style-name="ce25" office:value-type="string">
            <text:p>SFR – recebe dado do A</text:p>
            <text:p>RAM – recebe dado do R0</text:p>
            <text:p>RAM – coloca addr do @R0</text:p>
          </table:table-cell>
          <table:table-cell table:style-name="ce25" office:value-type="string">
            <text:p>RAM – recebe dado do @R0</text:p>
            <text:p>Calcula A + @R0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27">
            <text:p>2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1</text:p>
          </table:table-cell>
          <table:table-cell table:style-name="ce25" office:value-type="string">
            <text:p>SFR – recebe dado do A</text:p>
            <text:p>RAM – recebe dado do R1</text:p>
            <text:p>RAM – coloca addr do @R1</text:p>
          </table:table-cell>
          <table:table-cell table:style-name="ce25" office:value-type="string">
            <text:p>RAM – recebe dado do @R1</text:p>
            <text:p>Calcula A + @R1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2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2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2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2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2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2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.htm">ADD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float" office:value="30">
            <text:p>30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jnb.htm">JNB</text:a></text:p>
          </table:table-cell>
          <table:table-cell table:style-name="ce15" office:value-type="string">
            <text:p><text:span text:style-name="T1">bit</text:span>, 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OM – coloca addr do OP2</text:p>
            <text:p>RAM/SFR – coloca addr do OP1</text:p>
          </table:table-cell>
          <table:table-cell table:style-name="ce25" office:value-type="string">
            <text:p>ROM – recebe dado do OP2 </text:p>
            <text:p>RAM/SFR – escreve dado no OP1</text:p>
            <text:p>PC - Calcula e escreve novo valor no PC (se necessario)</text:p>
            <text:p/>
          </table:table-cell>
          <table:table-cell table:style-name="ce25" office:value-type="string">
            <text:p>ROM – addr do novo PC (ou PC+3) *ver se soma 3 de qqr forma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 offset em complemento de 2</text:p>
          </table:table-cell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reti.htm">RETI</text:a></text:p>
          </table:table-cell>
          <table:table-cell table:style-name="ce15" office:value-type="string">
            <text:p> 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SP</text:p>
            <text:p><text:span text:style-name="T2">Seta flag CONTINUA_CICLO</text:span></text:p>
          </table:table-cell>
          <table:table-cell table:style-name="ce25" office:value-type="string">
            <text:p>SFR – recebe dado do SP</text:p>
            <text:p>RAM – coloca addr do @SP</text:p>
          </table:table-cell>
          <table:table-cell table:style-name="ce25" office:value-type="string">
            <text:p>RAM – recebe dado do @SP</text:p>
          </table:table-cell>
          <table:table-cell table:style-name="ce32" office:value-type="string">
            <text:p>Informa interrupt que terminou (core_fsm_rdy_o)</text:p>
          </table:table-cell>
          <table:table-cell table:style-name="ce36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3" table:number-columns-repeated="2"/>
          <table:table-cell table:style-name="ce12" office:value-type="string">
            <text:p/>
            <text:p>CICLO 2</text:p>
          </table:table-cell>
          <table:table-cell table:style-name="ce3"/>
          <table:table-cell table:style-name="ce20" table:number-columns-repeated="2"/>
          <table:table-cell table:style-name="ce25" office:value-type="string">
            <text:p>RAM- coloca addr do @SP-1</text:p>
          </table:table-cell>
          <table:table-cell table:style-name="ce25" office:value-type="string">
            <text:p>RAM – recebe dado do @SP-1</text:p>
          </table:table-cell>
          <table:table-cell table:style-name="ce25" office:value-type="string">
            <text:p>PC – escreve novo valor no PC</text:p>
          </table:table-cell>
          <table:table-cell table:style-name="ce32" office:value-type="string">
            <text:p>clear flag CICLO_CONTINUA</text:p>
            <text:p>ROM – addr do PC+0</text:p>
            <text:p><text:span text:style-name="T2">SFR – coloca addr do SP</text:span></text:p>
            <text:p><text:span text:style-name="T2">SFR – escreve dado SP-2</text:span></text:p>
          </table:table-cell>
          <table:table-cell table:style-name="ce36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rlc.htm">RLC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Calcula novo A</text:p>
          </table:table-cell>
          <table:table-cell table:style-name="ce25" office:value-type="string">
            <text:p>SFR – addr do A</text:p>
            <text:p>SFR – data do A (WR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SFR – coloca addr do A</text:span></text:p>
          </table:table-cell>
          <table:table-cell table:style-name="ce25" office:value-type="string">
            <text:p>SFR – recebe dado do A</text:p>
            <text:p><text:span text:style-name="T2">ROM - recebe dado do OP1</text:span></text:p>
          </table:table-cell>
          <table:table-cell table:style-name="ce25" office:value-type="string">
            <text:p>Calcula A + C + immed</text:p>
          </table:table-cell>
          <table:table-cell table:style-name="ce25" office:value-type="string">
            <text:p>ROM – addr do PC+2</text:p>
            <text:p><text:span text:style-name="T2">SFR – coloca addr do A</text:span></text:p>
            <text:p><text:span text:style-name="T2">SFR – escreve dado no A</text:span>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Considerando que o PSW está sendo lido o tempo todo pela FSM</text:p>
          </table:table-cell>
          <table:table-cell table:style-name="ce25" table:number-columns-repeated="246"/>
          <table:table-cell table:number-columns-repeated="766"/>
        </table:table-row>
        <table:table-row table:style-name="ro10">
          <table:table-cell table:style-name="ce2" office:value-type="float" office:value="35">
            <text:p>3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- recebe dado do OP1</text:p>
            <text:p>SFR – recebe dado do A</text:p>
            <text:p>RAM/SFR – coloca addr do @OP1</text:p>
          </table:table-cell>
          <table:table-cell table:style-name="ce25" office:value-type="string">
            <text:p>Calcula A + direct + C</text:p>
          </table:table-cell>
          <table:table-cell table:style-name="ce25" office:value-type="string">
            <text:p>ROM – addr do PC+2</text:p>
            <text:p><text:span text:style-name="T2">SFR – coloca addr do A</text:span></text:p>
            <text:p><text:span text:style-name="T2">SFR – escreve dado no A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0</text:p>
          </table:table-cell>
          <table:table-cell table:style-name="ce25" office:value-type="string">
            <text:p>SFR – recebe dado do A</text:p>
            <text:p>RAM – recebe dado do R0</text:p>
            <text:p>RAM – coloca addr do @R0</text:p>
          </table:table-cell>
          <table:table-cell table:style-name="ce25" office:value-type="string">
            <text:p>RAM – recebe dado do @R0</text:p>
            <text:p>Calcula A + @R0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1</text:p>
          </table:table-cell>
          <table:table-cell table:style-name="ce25" office:value-type="string">
            <text:p>SFR – recebe dado do A</text:p>
            <text:p>RAM – recebe dado do R1</text:p>
            <text:p>RAM – coloca addr do @R1</text:p>
          </table:table-cell>
          <table:table-cell table:style-name="ce25" office:value-type="string">
            <text:p>RAM – recebe dado do @R1</text:p>
            <text:p>Calcula A + @R1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3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3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3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3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3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3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ddc.htm">ADDC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  <text:p>Calcula A +Rn + C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jc.htm">JC</text:a></text:p>
          </table:table-cell>
          <table:table-cell table:style-name="ce15" office:value-type="string">
            <text:p>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</table:table-cell>
          <table:table-cell table:style-name="ce25" office:value-type="string">
            <text:p/>
            <text:p>PC - Calcula e escreve novo valor no PC (se necessario)</text:p>
          </table:table-cell>
          <table:table-cell table:style-name="ce25" office:value-type="string">
            <text:p>ROM – addr do novo PC (ou PC+2) *ver se soma 2 de qqr forma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 offset em complemento de 2</text:p>
          </table:table-cell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1">
          <table:table-cell table:style-name="ce2" office:value-type="float" office:value="42">
            <text:p>4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direct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irect Calcula A OR direct</text:p>
          </table:table-cell>
          <table:table-cell table:style-name="ce25" office:value-type="string">
            <text:p>RAM/SFR – addr direct</text:p>
            <text:p>RAM/SFR – dado direct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2">
          <table:table-cell table:style-name="ce2" office:value-type="float" office:value="43">
            <text:p>43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direct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OM – coloca addr do OP2</text:p>
            <text:p>RAM/SFR – coloca addr do @OP1</text:p>
          </table:table-cell>
          <table:table-cell table:style-name="ce25" office:value-type="string">
            <text:p>RAM/SFR – recebe dado direct</text:p>
            <text:p>ROM – recebe dado immed</text:p>
            <text:p>Calcula direct OR immed</text:p>
          </table:table-cell>
          <table:table-cell table:style-name="ce25" office:value-type="string">
            <text:p>RAM/SFR – addr direct</text:p>
            <text:p>RAM/SFR – dado direct</text:p>
            <text:p>ROM – addr do PC+3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</table:table-cell>
          <table:table-cell table:style-name="ce25" office:value-type="string">
            <text:p><text:s/>Calcula A OR immed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3">
          <table:table-cell table:style-name="ce2" office:value-type="float" office:value="45">
            <text:p>4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irect Calcula A OR direct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0</text:p>
          </table:table-cell>
          <table:table-cell table:style-name="ce25" office:value-type="string">
            <text:p>SFR – recebe dado do A</text:p>
            <text:p>RAM – recebe dado do R0</text:p>
            <text:p>RAM – coloca addr do @R0</text:p>
          </table:table-cell>
          <table:table-cell table:style-name="ce25" office:value-type="string">
            <text:p>RAM – recebe dado do @R0</text:p>
            <text:p>Calcula A OR @R0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1</text:p>
          </table:table-cell>
          <table:table-cell table:style-name="ce25" office:value-type="string">
            <text:p>SFR – recebe dado do A</text:p>
            <text:p>RAM – recebe dado do R1</text:p>
            <text:p>RAM – coloca addr do @R1</text:p>
          </table:table-cell>
          <table:table-cell table:style-name="ce25" office:value-type="string">
            <text:p>RAM – recebe dado do @R1</text:p>
            <text:p>Calcula A OR @R1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4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4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4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4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4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4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jnc.htm">JNC</text:a></text:p>
          </table:table-cell>
          <table:table-cell table:style-name="ce15" office:value-type="string">
            <text:p>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</table:table-cell>
          <table:table-cell table:style-name="ce25" office:value-type="string">
            <text:p/>
            <text:p>PC - Calcula e escreve novo valor no PC (se necessario)</text:p>
          </table:table-cell>
          <table:table-cell table:style-name="ce25" office:value-type="string">
            <text:p>ROM – addr do novo PC (ou PC+2) *ver se soma 2 de qqr form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4">
          <table:table-cell table:style-name="ce2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direct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irect Calcula A AND direct</text:p>
          </table:table-cell>
          <table:table-cell table:style-name="ce25" office:value-type="string">
            <text:p>RAM/SFR – addr direct</text:p>
            <text:p>RAM/SFR – dado direct</text:p>
            <text:p>ROM – addr do PC+2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direct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OM – coloca addr do OP2</text:p>
            <text:p>RAM/SFR – coloca addr do @OP1</text:p>
          </table:table-cell>
          <table:table-cell table:style-name="ce25" office:value-type="string">
            <text:p>RAM/SFR – recebe dado direct</text:p>
            <text:p>ROM – recebe dado immed</text:p>
            <text:p>Calcula direct AND immed</text:p>
          </table:table-cell>
          <table:table-cell table:style-name="ce25" office:value-type="string">
            <text:p>RAM/SFR – addr direct</text:p>
            <text:p>RAM/SFR – dado direct</text:p>
            <text:p>ROM – addr do PC+3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</table:table-cell>
          <table:table-cell table:style-name="ce25" office:value-type="string">
            <text:p><text:s/>Calcula A AND immed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irect Calcula A AND direct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0</text:p>
          </table:table-cell>
          <table:table-cell table:style-name="ce25" office:value-type="string">
            <text:p>SFR – recebe dado do A</text:p>
            <text:p>RAM – recebe dado do R0</text:p>
            <text:p>RAM – coloca addr do @R0</text:p>
          </table:table-cell>
          <table:table-cell table:style-name="ce25" office:value-type="string">
            <text:p>RAM – recebe dado do @R0</text:p>
            <text:p>Calcula A AND @R0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1</text:p>
          </table:table-cell>
          <table:table-cell table:style-name="ce25" office:value-type="string">
            <text:p>SFR – recebe dado do A</text:p>
            <text:p>RAM – recebe dado do R1</text:p>
            <text:p>RAM – coloca addr do @R1</text:p>
          </table:table-cell>
          <table:table-cell table:style-name="ce25" office:value-type="string">
            <text:p>RAM – recebe dado do @R1</text:p>
            <text:p>Calcula A AND @R1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5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5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5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5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5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5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AND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jz.htm">JZ</text:a></text:p>
          </table:table-cell>
          <table:table-cell table:style-name="ce15" office:value-type="string">
            <text:p>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</table:table-cell>
          <table:table-cell table:style-name="ce25" office:value-type="string">
            <text:p/>
            <text:p>PC - Calcula e escreve novo valor no PC (se necessario)</text:p>
          </table:table-cell>
          <table:table-cell table:style-name="ce25" office:value-type="string">
            <text:p>ROM – addr do novo PC (ou PC+2) *ver se soma 2 de qqr forma</text:p>
          </table:table-cell>
          <table:table-cell table:style-name="ce37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5">
          <table:table-cell table:style-name="ce2" office:value-type="float" office:value="62">
            <text:p>6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direct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irect Calcula A XOR direct</text:p>
          </table:table-cell>
          <table:table-cell table:style-name="ce25" office:value-type="string">
            <text:p>RAM/SFR – addr direct</text:p>
            <text:p>RAM/SFR – dado direct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3">
          <table:table-cell table:style-name="ce2" office:value-type="float" office:value="63">
            <text:p>63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direct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OM – coloca addr do OP2</text:p>
            <text:p>RAM/SFR – coloca addr do @OP1</text:p>
          </table:table-cell>
          <table:table-cell table:style-name="ce25" office:value-type="string">
            <text:p>RAM/SFR – recebe dado direct</text:p>
            <text:p>ROM – recebe dado immed</text:p>
            <text:p>Calcula direct XOR immed</text:p>
          </table:table-cell>
          <table:table-cell table:style-name="ce25" office:value-type="string">
            <text:p>RAM/SFR – addr direct</text:p>
            <text:p>RAM/SFR – dado direct</text:p>
            <text:p>ROM – addr do PC+3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</table:table-cell>
          <table:table-cell table:style-name="ce25" office:value-type="string">
            <text:p><text:s/>Calcula A XOR immed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irect Calcula A XOR direct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0</text:p>
          </table:table-cell>
          <table:table-cell table:style-name="ce25" office:value-type="string">
            <text:p>SFR – recebe dado do A</text:p>
            <text:p>RAM – recebe dado do R0</text:p>
            <text:p>RAM – coloca addr do @R0</text:p>
          </table:table-cell>
          <table:table-cell table:style-name="ce25" office:value-type="string">
            <text:p>RAM – recebe dado do @R0</text:p>
            <text:p>Calcula A XOR @R0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1</text:p>
          </table:table-cell>
          <table:table-cell table:style-name="ce25" office:value-type="string">
            <text:p>SFR – recebe dado do A</text:p>
            <text:p>RAM – recebe dado do R1</text:p>
            <text:p>RAM – coloca addr do @R1</text:p>
          </table:table-cell>
          <table:table-cell table:style-name="ce25" office:value-type="string">
            <text:p>RAM – recebe dado do @R1</text:p>
            <text:p>Calcula A XOR @R1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6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6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6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6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6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6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rl.htm">XRL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XOR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jnz.htm">JNZ</text:a></text:p>
          </table:table-cell>
          <table:table-cell table:style-name="ce15" office:value-type="string">
            <text:p>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</table:table-cell>
          <table:table-cell table:style-name="ce25" office:value-type="string">
            <text:p/>
            <text:p>PC - Calcula e escreve novo valor no PC (se necessario)</text:p>
          </table:table-cell>
          <table:table-cell table:style-name="ce25" office:value-type="string">
            <text:p>ROM – addr do novo PC (ou PC+2) *ver se soma 2 de qqr form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6">
          <table:table-cell table:style-name="ce2" office:value-type="float" office:value="71">
            <text:p>7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7">
          <table:table-cell table:style-name="ce2" office:value-type="float" office:value="72">
            <text:p>7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C, <text:span text:style-name="T1">bit</text:span>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o @OP1</text:p>
          </table:table-cell>
          <table:table-cell table:style-name="ce25" office:value-type="string">
            <text:p>RAM/SFR – recebe dado bit Calcula C OR bit</text:p>
          </table:table-cell>
          <table:table-cell table:style-name="ce25" office:value-type="string">
            <text:p>SFR - addr C (PSW)</text:p>
            <text:p>SFR - dado C (PSW)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 office:value-type="float" office:value="73">
            <text:p>7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jmp.htm">JMP</text:a></text:p>
          </table:table-cell>
          <table:table-cell table:style-name="ce15" office:value-type="string">
            <text:p>@A+DPTR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SFR – coloca addr do DPL</text:p>
          </table:table-cell>
          <table:table-cell table:style-name="ce30" office:value-type="string">
            <text:p>SFR – recebe dado do DPL</text:p>
            <text:p><text:span text:style-name="T2">Calcula DPL temporario</text:span></text:p>
          </table:table-cell>
          <table:table-cell table:style-name="ce25" office:value-type="string">
            <text:p/>
            <text:p>SFR – coloca addr do DPH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office:value-type="string">
            <text:p>SFR – recebe dado do DPH</text:p>
          </table:table-cell>
          <table:table-cell table:style-name="ce30" office:value-type="string">
            <text:p><text:span text:style-name="T2"/></text:p>
            <text:p>Calcula e DPH temporario</text:p>
          </table:table-cell>
          <table:table-cell table:style-name="ce25" office:value-type="string">
            <text:p>ROM – addr do novo PC</text:p>
          </table:table-cell>
          <table:table-cell table:style-name="ce31" office:value-type="string">
            <text:p>PC + 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OM – coloca addr do OP2</text:p>
          </table:table-cell>
          <table:table-cell table:style-name="ce25" office:value-type="string">
            <text:p>ROM – recebe dado do OP2</text:p>
          </table:table-cell>
          <table:table-cell table:style-name="ce25" office:value-type="string">
            <text:p>ROM – addr do PC+3</text:p>
            <text:p>RAM/SFR – addr do @OP1</text:p>
            <text:p>RAM/SFR – dado do OP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@R0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RAM – coloca addr do Ri</text:p>
            <text:p/>
          </table:table-cell>
          <table:table-cell table:style-name="ce28" office:value-type="string">
            <text:p><text:span text:style-name="T2">ROM – coloca addr do OP1</text:span></text:p>
            <text:p>RAM – recebe dado do Ri</text:p>
          </table:table-cell>
          <table:table-cell table:style-name="ce28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@Ri</text:p>
            <text:p>RAM – dado do @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@R1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RAM – coloca addr do Ri</text:p>
            <text:p/>
          </table:table-cell>
          <table:table-cell table:style-name="ce28" office:value-type="string">
            <text:p><text:span text:style-name="T2">ROM – coloca addr do OP1</text:span></text:p>
            <text:p>RAM – recebe dado do Ri</text:p>
          </table:table-cell>
          <table:table-cell table:style-name="ce28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@Ri</text:p>
            <text:p>RAM – dado do @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0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1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7A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2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7B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3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7C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4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7D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5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7E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6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7F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7, #immed</text:p>
          </table:table-cell>
          <table:table-cell table:number-columns-repeated="2" table:style-name="ce18" office:value-type="float" office:value="1">
            <text:p>1</text:p>
          </table:table-cell>
          <table:table-cell/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</table:table-cell>
          <table:table-cell table:style-name="ce25" office:value-type="string">
            <text:p>ROM – addr do PC+2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2" office:value-type="float" office:value="80">
            <text:p>8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sjmp.htm">SJMP</text:a></text:p>
          </table:table-cell>
          <table:table-cell table:style-name="ce15" office:value-type="string">
            <text:p>offse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</table:table-cell>
          <table:table-cell table:style-name="ce25" office:value-type="string">
            <text:p/>
            <text:p>PC - Calcula e escreve novo valor no PC</text:p>
          </table:table-cell>
          <table:table-cell table:style-name="ce25" office:value-type="string">
            <text:p>ROM – addr do novo PC (ou PC+2) *ver se soma 2 de qqr form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2">
            <text:p>8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C, <text:span text:style-name="T1">bit</text:span>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o @OP1</text:p>
          </table:table-cell>
          <table:table-cell table:style-name="ce25" office:value-type="string">
            <text:p>RAM/SFR – recebe dado bit Calcula C AND bit</text:p>
          </table:table-cell>
          <table:table-cell table:style-name="ce25" office:value-type="string">
            <text:p>SFR - addr C (PSW)</text:p>
            <text:p>SFR - dado C (PSW)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3">
            <text:p>8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c.htm">MOVC</text:a></text:p>
          </table:table-cell>
          <table:table-cell table:style-name="ce15" office:value-type="string">
            <text:p>A, @A+PC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A (comb.)</text:p>
            <text:p><text:span text:style-name="T2">op1 – guarda LSB (seq.)</text:span></text:p>
            <text:p><text:span text:style-name="T2">SFR – recebe dado do A (seq.)</text:span></text:p>
          </table:table-cell>
          <table:table-cell table:style-name="ce28" office:value-type="string">
            <text:p><text:span text:style-name="T2">Calcula LSB + A (comb.)</text:span></text:p>
            <text:p><text:span text:style-name="T2">Op_aux_2 – resultado LSB + A (seq.)</text:span></text:p>
            <text:p>Op2 – guarda MSB (seq.)</text:p>
          </table:table-cell>
          <table:table-cell table:style-name="ce30"/>
          <table:table-cell table:style-name="ce30" office:value-type="string">
            <text:p><text:span text:style-name="T2">Calcula MSB + C (comb.)</text:span></text:p>
            <text:p><text:span text:style-name="T2">op_aux_2_2 – MSB + C (seq.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5" office:value-type="string">
            <text:p>PCAU – coloca PC (op_aux_2_2,op_aux_2) (comb.)</text:p>
          </table:table-cell>
          <table:table-cell table:style-name="ce31" office:value-type="string">
            <text:p><text:span text:style-name="T2">ROM – pede dado apontado por PC (comb.)</text:span></text:p>
            <text:p>ROM – recebe dado no op_aux_2 (seq.)</text:p>
          </table:table-cell>
          <table:table-cell table:style-name="ce30" office:value-type="string">
            <text:p>Recupera PC (op2,op1) - </text:p>
            <text:p><text:s text:c="20"/>(MSB, LSB)</text:p>
          </table:table-cell>
          <table:table-cell table:style-name="ce28" office:value-type="string">
            <text:p><text:span text:style-name="T2">SFR – escreve dado da ROM no Acc</text:span>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4">
            <text:p>8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iv.htm">DIV</text:a></text:p>
          </table:table-cell>
          <table:table-cell table:style-name="ce15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SFR – coloca addr do A (comb.)</text:p>
            <text:p><text:span text:style-name="T2">SFR – recebe dado do A (seq.)</text:span></text:p>
          </table:table-cell>
          <table:table-cell table:style-name="ce25" office:value-type="string">
            <text:p>SFR – coloca addr do B (comb.)</text:p>
            <text:p><text:span text:style-name="T2">SFR – recebe dado do B (seq.)</text:span></text:p>
          </table:table-cell>
          <table:table-cell table:style-name="ce25" office:value-type="string">
            <text:p>Calcula A/B (comb.)</text:p>
            <text:p>op1 – fsm_alu_result [15:8] (seq.)</text:p>
            <text:p><text:span text:style-name="T2">Op_aux_1 – fsm_alu_result [7:0] (seq.)</text:span></text:p>
          </table:table-cell>
          <table:table-cell table:style-name="ce32" office:value-type="string">
            <text:p>seta flag CICLO_CONTINUA</text:p>
            <text:p><text:span text:style-name="T2">SFR – coloca addr do A</text:span></text:p>
            <text:p><text:span text:style-name="T2">SFR – escreve dado no A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number-columns-repeated="3" table:style-name="ce25" office:value-type="string">
            <text:p>-</text:p>
          </table:table-cell>
          <table:table-cell table:style-name="ce25" office:value-type="string">
            <text:p>clear flag CICLO_CONTINUA</text:p>
            <text:p>ROM – addr do PC+1</text:p>
            <text:p>SFR – coloca addr do B</text:p>
            <text:p>SFR – escreve dado no B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5">
            <text:p>85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OM – coloca addr do OP2</text:p>
            <text:p>RAM/SFR – coloca addr do OP1</text:p>
          </table:table-cell>
          <table:table-cell table:style-name="ce25" office:value-type="string">
            <text:p>ROM – recebe dado do OP2</text:p>
            <text:p>RAM/SFR – recebe dado do OP1</text:p>
          </table:table-cell>
          <table:table-cell table:style-name="ce25" office:value-type="string">
            <text:p>ROM – addr do PC+3</text:p>
            <text:p>RAM/SFR – addr do @OP2</text:p>
            <text:p>RAM/SFR – dado do OP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6">
            <text:p>86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@R0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RAM – coloca addr do Ri</text:p>
          </table:table-cell>
          <table:table-cell table:style-name="ce28" office:value-type="string">
            <text:p><text:span text:style-name="T2">ROM – recebe dado do OP1</text:span></text:p>
            <text:p>RAM – recebe dado do Ri</text:p>
            <text:p>RAM – coloca addr do @Ri</text:p>
          </table:table-cell>
          <table:table-cell table:style-name="ce25" office:value-type="string">
            <text:p>RAM – recebe dado do @Ri</text:p>
          </table:table-cell>
          <table:table-cell table:style-name="ce25" office:value-type="string">
            <text:p>ROM – addr do PC+2</text:p>
            <text:p>RAM – addr do direct</text:p>
            <text:p>RAM – dado do @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7">
            <text:p>87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@R1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RAM – coloca addr do Ri</text:p>
          </table:table-cell>
          <table:table-cell table:style-name="ce28" office:value-type="string">
            <text:p><text:span text:style-name="T2">ROM – recebe dado do OP1</text:span></text:p>
            <text:p>RAM – recebe dado do Ri</text:p>
            <text:p>RAM – coloca addr do @Ri</text:p>
          </table:table-cell>
          <table:table-cell table:style-name="ce25" office:value-type="string">
            <text:p>RAM – recebe dado do @Ri</text:p>
          </table:table-cell>
          <table:table-cell table:style-name="ce25" office:value-type="string">
            <text:p>ROM – addr do PC+2</text:p>
            <text:p>RAM – addr do direct</text:p>
            <text:p>RAM – dado do @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8">
            <text:p>88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0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89">
            <text:p>89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1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8A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2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8B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3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8C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4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8D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5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8E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6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8F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R7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<text:span text:style-name="T2">RAM – coloca addr do Rn</text:span></text:p>
          </table:table-cell>
          <table:table-cell table:style-name="ce28" office:value-type="string">
            <text:p><text:span text:style-name="T2">ROM – recebe dado do OP1</text:span></text:p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direct</text:p>
            <text:p>RAM/SFR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PTR, #immed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 (comb)</text:p>
            <text:p>ROM – recebe dado do OP1 (seq)</text:p>
          </table:table-cell>
          <table:table-cell table:style-name="ce25" office:value-type="string">
            <text:p>ROM – coloca addr do OP2 (comb.)</text:p>
            <text:p>SFR – addr DPH e dado OP1 (comb.)</text:p>
            <text:p>ROM – recebe dado do OP2 (seq)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SFR – addr DPL e dado DPL (comb)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float" office:value="92">
            <text:p>9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<text:span text:style-name="T1">bit</text:span>, C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 (comb)</text:p>
            <text:p>SFR – coloca addr do CY (comb)</text:p>
            <text:p>ROM – recebe addr bit em op1</text:p>
            <text:p>SFR – recebe dado CY em op_aux_1</text:p>
          </table:table-cell>
          <table:table-cell table:style-name="ce25" office:value-type="string">
            <text:p>SFR/RAM – coloca addr de op1 (comb)</text:p>
            <text:p>SFR/RAM – recebe dado em op2 (seq)</text:p>
          </table:table-cell>
          <table:table-cell table:style-name="ce25" office:value-type="string">
            <text:p>Calcula A + Direct (comb)</text:p>
            <text:p><text:s/>op_aux_1 recebe novo dado (seq)</text:p>
          </table:table-cell>
          <table:table-cell table:style-name="ce25" office:value-type="string">
            <text:p>ROM – addr do PC+2</text:p>
            <text:p>RAM/SFR – addr do bit</text:p>
            <text:p>RAM/SFR – escreve dado do C no bi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float" office:value="93">
            <text:p>9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c.htm">MOVC</text:a></text:p>
          </table:table-cell>
          <table:table-cell table:style-name="ce15" office:value-type="string">
            <text:p>A, @A+DPTR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A</text:p>
            <text:p>ROM – PC + 1</text:p>
          </table:table-cell>
          <table:table-cell table:style-name="ce25" office:value-type="string">
            <text:p>SFR – recebe dado do A</text:p>
            <text:p>SFR – coloca addr do DPL</text:p>
          </table:table-cell>
          <table:table-cell table:style-name="ce30" office:value-type="string">
            <text:p>SFR – recebe dado do DPL</text:p>
            <text:p>Calcula DPL + A</text:p>
            <text:p><text:span text:style-name="T2">Armazena LSB</text:span></text:p>
            <text:p><text:span text:style-name="T2"/></text:p>
          </table:table-cell>
          <table:table-cell table:style-name="ce31" office:value-type="string">
            <text:p><text:span text:style-name="T2">Armazena MSB</text:span></text:p>
            <text:p><text:span text:style-name="T2">Recebe DPL + A</text:span></text:p>
            <text:p><text:span text:style-name="T2">SFR – coloca dado do DPH</text:span></text:p>
            <text:p><text:span text:style-name="T2">set flag CONTINUA_CICLO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office:value-type="string">
            <text:p><text:span text:style-name="T3">SFR – recebe dado do DPH</text:span></text:p>
            <text:p><text:span text:style-name="T4">ALU – Calcula DPH + C</text:span></text:p>
          </table:table-cell>
          <table:table-cell table:style-name="ce30" office:value-type="string">
            <text:p>ALU – recebe DPH + C</text:p>
            <text:p><text:span text:style-name="T2">ROM – coloca direto addr A+DPTR</text:span></text:p>
          </table:table-cell>
          <table:table-cell table:style-name="ce30" office:value-type="string">
            <text:p>ROM – recebe dado A+DPTR</text:p>
          </table:table-cell>
          <table:table-cell table:style-name="ce25" office:value-type="string">
            <text:p>Clear flag CONTINUA_CICLO</text:p>
            <text:p/>
            <text:p>SFR – coloca addr do A</text:p>
            <text:p>SFR – coloca dado @A+DPTR no A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#imm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</table:table-cell>
          <table:table-cell table:style-name="ce25" office:value-type="string">
            <text:p>Calcula A – C – immed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do @OP1</text:p>
            <text:p>Calcula A – C – (direct)</text:p>
          </table:table-cell>
          <table:table-cell table:style-name="ce25" office:value-type="string">
            <text:p>ROM – addr do PC+2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  <text:p>RAM – coloca addr do @Ri</text:p>
          </table:table-cell>
          <table:table-cell table:style-name="ce25" office:value-type="string">
            <text:p>RAM – recebe dado do @Ri</text:p>
            <text:p>Calcula A – C - @Ri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  <text:p>RAM – coloca addr do @Ri</text:p>
          </table:table-cell>
          <table:table-cell table:style-name="ce25" office:value-type="string">
            <text:p>RAM – recebe dado do @Ri</text:p>
            <text:p>Calcula A – C - @Ri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8">
            <text:p>9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9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9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9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9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9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9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ubb.htm">SUBB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  <text:p>RAM – coloca addr do Rn</text:p>
          </table:table-cell>
          <table:table-cell table:style-name="ce25" office:value-type="string">
            <text:p>RAM – recebe dado do Rn</text:p>
            <text:p>Calcula A – C – Rn</text:p>
          </table:table-cell>
          <table:table-cell table:style-name="ce25" office:value-type="string">
            <text:p>ROM – addr do PC+1</text:p>
            <text:p>SFR – coloca addr do A</text:p>
            <text:p>SFR – escreve dado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orl.htm">ORL</text:a></text:p>
          </table:table-cell>
          <table:table-cell table:style-name="ce15" office:value-type="string">
            <text:p>C, <text:span text:style-name="T1">/bit</text:span>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o @OP1</text:p>
          </table:table-cell>
          <table:table-cell table:style-name="ce25" office:value-type="string">
            <text:p>RAM/SFR – recebe dado bit Calcula C OR ~bit</text:p>
          </table:table-cell>
          <table:table-cell table:style-name="ce25" office:value-type="string">
            <text:p>SFR - addr C (PSW)</text:p>
            <text:p>SFR - dado C (PSW)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A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C, <text:span text:style-name="T1">bit</text:span>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o @OP1</text:p>
          </table:table-cell>
          <table:table-cell table:style-name="ce25" office:value-type="string">
            <text:p>RAM/SFR – recebe dado bit</text:p>
          </table:table-cell>
          <table:table-cell table:style-name="ce25" office:value-type="string">
            <text:p>SFR - addr C (PSW)</text:p>
            <text:p>RAM – dado do bit no C (PSW)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inc.htm">INC</text:a></text:p>
          </table:table-cell>
          <table:table-cell table:style-name="ce15" office:value-type="string">
            <text:p>DPTR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DPL</text:p>
          </table:table-cell>
          <table:table-cell table:style-name="ce25" office:value-type="string">
            <text:p>SFR – recebe dado do DPL</text:p>
            <text:p/>
          </table:table-cell>
          <table:table-cell table:style-name="ce25" office:value-type="string">
            <text:p>Calcula DPL + 1</text:p>
          </table:table-cell>
          <table:table-cell table:style-name="ce25" office:value-type="string">
            <text:p>Seta flag CICLO_CONTINUA</text:p>
            <text:p>SFR – addr do DPL </text:p>
            <text:p>SFR – escreve dado no DPL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5" office:value-type="string">
            <text:p>SFR – coloca addr do DPH</text:p>
          </table:table-cell>
          <table:table-cell table:style-name="ce25" office:value-type="string">
            <text:p>SFR – recebe dado do DPH</text:p>
          </table:table-cell>
          <table:table-cell table:style-name="ce25" office:value-type="string">
            <text:p>Calcula DPH + C</text:p>
          </table:table-cell>
          <table:table-cell table:style-name="ce25" office:value-type="string">
            <text:p>clear flag CICLO_CONTINUA</text:p>
            <text:p>ROM – addr do PC+1</text:p>
            <text:p>SFR – coloca addr do DPH</text:p>
            <text:p>SFR – escreve dado no DPH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ul.htm">MUL</text:a></text:p>
          </table:table-cell>
          <table:table-cell table:style-name="ce15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5" office:value-type="string">
            <text:p>SFR – coloca addr do A (comb.)</text:p>
            <text:p><text:span text:style-name="T2">SFR – recebe dado do A (seq.)</text:span></text:p>
          </table:table-cell>
          <table:table-cell table:style-name="ce25" office:value-type="string">
            <text:p>SFR – coloca addr do B (comb.)</text:p>
            <text:p><text:span text:style-name="T2">SFR – recebe dado do B (seq.)</text:span></text:p>
          </table:table-cell>
          <table:table-cell table:style-name="ce25" office:value-type="string">
            <text:p>Calcula A*B (comb.)</text:p>
            <text:p>op1 – fsm_alu_result [15:8] (seq.)</text:p>
            <text:p><text:span text:style-name="T2">Op_aux_1 – fsm_alu_result [7:0] (seq.)</text:span></text:p>
          </table:table-cell>
          <table:table-cell table:style-name="ce32" office:value-type="string">
            <text:p>seta flag CICLO_CONTINUA</text:p>
            <text:p><text:span text:style-name="T2">SFR – coloca addr do A</text:span></text:p>
            <text:p><text:span text:style-name="T2">SFR – escreve dado no A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number-columns-repeated="3" table:style-name="ce25" office:value-type="string">
            <text:p>-</text:p>
          </table:table-cell>
          <table:table-cell table:style-name="ce25" office:value-type="string">
            <text:p>clear flag CICLO_CONTINUA</text:p>
            <text:p>ROM – addr do PC+1</text:p>
            <text:p>SFR – coloca addr do B</text:p>
            <text:p>SFR – escreve dado no B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A5</text:p>
          </table:table-cell>
          <table:table-cell table:style-name="ce7" office:value-type="string">
            <text:p> </text:p>
          </table:table-cell>
          <table:table-cell table:style-name="ce11" office:value-type="string">
            <text:p>reserved</text:p>
          </table:table-cell>
          <table:table-cell table:style-name="ce15" office:value-type="string">
            <text:p> </text:p>
          </table:table-cell>
          <table:table-cell table:style-name="ce18" table:number-columns-repeated="2"/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6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@R0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RAM – coloca addr do Ri</text:p>
          </table:table-cell>
          <table:table-cell table:style-name="ce28" office:value-type="string">
            <text:p><text:span text:style-name="T2">ROM – recebe dado do OP1</text:span></text:p>
            <text:p>RAM – recebe dado do Ri</text:p>
            <text:p>RAM/SFR – coloca addr do @OP1</text:p>
          </table:table-cell>
          <table:table-cell table:style-name="ce25" office:value-type="string">
            <text:p>RAM/SFR – recebe dado do @OP1</text:p>
          </table:table-cell>
          <table:table-cell table:style-name="ce25" office:value-type="string">
            <text:p>ROM – addr do PC+2</text:p>
            <text:p>RAM – addr do @Ri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7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@R1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<text:span text:style-name="T2">ROM – coloca addr do OP1</text:span></text:p>
            <text:p>RAM – coloca addr do Ri</text:p>
          </table:table-cell>
          <table:table-cell table:style-name="ce28" office:value-type="string">
            <text:p><text:span text:style-name="T2">ROM – recebe dado do OP1</text:span></text:p>
            <text:p>RAM – recebe dado do Ri</text:p>
            <text:p>RAM/SFR – coloca addr do @OP1</text:p>
          </table:table-cell>
          <table:table-cell table:style-name="ce25" office:value-type="string">
            <text:p>RAM/SFR – recebe dado do @OP1</text:p>
          </table:table-cell>
          <table:table-cell table:style-name="ce25" office:value-type="string">
            <text:p>ROM – addr do PC+2</text:p>
            <text:p>RAM – addr do @Ri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8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0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9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1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A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2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B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3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C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4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D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5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E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6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AF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7, 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OP1</text:p>
          </table:table-cell>
          <table:table-cell table:style-name="ce25" office:value-type="string">
            <text:p>RAM/SFR – recebe dado do OP1</text:p>
          </table:table-cell>
          <table:table-cell table:style-name="ce25" office:value-type="string">
            <text:p>ROM – addr do PC+2</text:p>
            <text:p>RAM– addr do Rn</text:p>
            <text:p>RAM – dado 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nl.htm">ANL</text:a></text:p>
          </table:table-cell>
          <table:table-cell table:style-name="ce15" office:value-type="string">
            <text:p>C, /<text:span text:style-name="T1">bit</text:span>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RAM/SFR – coloca addr do @OP1</text:p>
          </table:table-cell>
          <table:table-cell table:style-name="ce25" office:value-type="string">
            <text:p>RAM/SFR – recebe dado bit Calcula C AND ~bit</text:p>
          </table:table-cell>
          <table:table-cell table:style-name="ce25" office:value-type="string">
            <text:p>SFR - addr C (PSW)</text:p>
            <text:p>SFR - dado C (PSW)</text:p>
            <text:p>ROM – addr do PC+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B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cpl.htm">CPL</text:a></text:p>
          </table:table-cell>
          <table:table-cell table:style-name="ce16" office:value-type="string">
            <text:p>bi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@OP1</text:p>
          </table:table-cell>
          <table:table-cell table:style-name="ce25" office:value-type="string">
            <text:p>RAM/SFR – recebe dado bit Calcula ~bit</text:p>
          </table:table-cell>
          <table:table-cell table:style-name="ce25" office:value-type="string">
            <text:p>ROM – addr do PC+2</text:p>
            <text:p>RAM/SFR – addr do bit</text:p>
            <text:p>RAM/SFR – dado do bi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cpl.htm">CPL</text:a></text:p>
          </table:table-cell>
          <table:table-cell table:style-name="ce15" office:value-type="string">
            <text:p>C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25" office:value-type="string">
            <text:p>-</text:p>
          </table:table-cell>
          <table:table-cell table:style-name="ce25" office:value-type="string">
            <text:p>Calcula ~C</text:p>
          </table:table-cell>
          <table:table-cell table:style-name="ce25" office:value-type="string">
            <text:p>SFR - addr C (PSW)</text:p>
            <text:p>SFR - dado C (PSW)</text:p>
            <text:p>ROM – addr do PC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9">
          <table:table-cell table:style-name="ce2" office:value-type="string">
            <text:p>B4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A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<text:span text:style-name="T2">SFR – recebe dado do A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A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ALU faz comparacao e seta Carry</text:p>
          </table:table-cell>
          <table:table-cell table:style-name="ce25" table:number-columns-repeated="246"/>
          <table:table-cell table:number-columns-repeated="766"/>
        </table:table-row>
        <table:table-row table:style-name="ro10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ROM – (PC+3)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string">
            <text:p>B5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A, direct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– recebe dado do OP1</text:p>
            <text:p><text:span text:style-name="T2">SFR – recebe dado do A</text:span></text:p>
            <text:p><text:span text:style-name="T2">RAM/SFR – coloca addr @OP1</text:span></text:p>
            <text:p><text:span text:style-name="T2">ROM – coloca addr do OP2</text:span></text:p>
          </table:table-cell>
          <table:table-cell table:style-name="ce25" office:value-type="string">
            <text:p>RAM/SFR – recebe dado @OP1</text:p>
            <text:p><text:span text:style-name="T2">ROM – recebe dado do OP2</text:span></text:p>
            <text:p>Calcula A == direct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string">
            <text:p>B6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@R0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i</text:p>
          </table:table-cell>
          <table:table-cell table:style-name="ce25" office:value-type="string">
            <text:p>ROM – recebe dado do OP1</text:p>
            <text:p><text:span text:style-name="T2">RAM – recebe dado do Ri</text:span></text:p>
            <text:p><text:span text:style-name="T2">RAM – coloca addr @Ri</text:span></text:p>
            <text:p><text:span text:style-name="T2">ROM – coloca addr do OP2</text:span></text:p>
          </table:table-cell>
          <table:table-cell table:style-name="ce25" office:value-type="string">
            <text:p>RAM – recebe dado @Ri</text:p>
            <text:p><text:span text:style-name="T2">ROM – recebe dado do OP2</text:span></text:p>
            <text:p>Calcula @Ri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string">
            <text:p>B7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@R1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i</text:p>
          </table:table-cell>
          <table:table-cell table:style-name="ce25" office:value-type="string">
            <text:p>ROM – recebe dado do OP1</text:p>
            <text:p><text:span text:style-name="T2">RAM – recebe dado do Ri</text:span></text:p>
            <text:p><text:span text:style-name="T2">RAM – coloca addr @Ri</text:span></text:p>
            <text:p><text:span text:style-name="T2">ROM – coloca addr do OP2</text:span></text:p>
          </table:table-cell>
          <table:table-cell table:style-name="ce25" office:value-type="string">
            <text:p>RAM – recebe dado @Ri</text:p>
            <text:p><text:span text:style-name="T2">ROM – recebe dado do OP2</text:span></text:p>
            <text:p>Calcula @Ri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8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0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9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1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A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2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B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3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C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4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D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5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E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6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BF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cjne.htm">CJNE</text:a></text:p>
          </table:table-cell>
          <table:table-cell table:style-name="ce15" office:value-type="string">
            <text:p>R7, #immed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  <text:p>RAM – coloca addr do Rn</text:p>
          </table:table-cell>
          <table:table-cell table:style-name="ce25" office:value-type="string">
            <text:p><text:span text:style-name="T2">ROM – recebe dado do OP1</text:span></text:p>
            <text:p><text:span text:style-name="T2">RAM – recebe dado do Ri</text:span></text:p>
            <text:p><text:span text:style-name="T2">ROM – coloca addr do OP2</text:span></text:p>
          </table:table-cell>
          <table:table-cell table:style-name="ce28" office:value-type="string">
            <text:p><text:span text:style-name="T2">ROM – recebe dado do OP2</text:span></text:p>
            <text:p>Calcula Rn == immed</text:p>
          </table:table-cell>
          <table:table-cell table:style-name="ce28" office:value-type="string">
            <text:p><text:span text:style-name="T2">ALU – recebe dado do Compare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29" table:number-columns-repeated="2"/>
          <table:table-cell table:style-name="ce26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push.htm">PUSH</text:a></text:p>
          </table:table-cell>
          <table:table-cell table:style-name="ce15" office:value-type="string">
            <text:p>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SP</text:p>
          </table:table-cell>
          <table:table-cell table:style-name="ce25" office:value-type="string">
            <text:p>ROM - recebe dado do OP1</text:p>
            <text:p>SFR – recebe dado do SP</text:p>
            <text:p>RAM/SFR – coloca addr @OP1</text:p>
          </table:table-cell>
          <table:table-cell table:style-name="ce25" office:value-type="string">
            <text:p>RAM/SFR – recebe dado @OP1</text:p>
            <text:p>Calcula SP+1</text:p>
          </table:table-cell>
          <table:table-cell table:style-name="ce25" office:value-type="string">
            <text:p>ROM – addr do PC+2</text:p>
            <text:p>RAM – Coloca addr @SP+1</text:p>
            <text:p>RAM – Escreve dado @OP1</text:p>
            <text:p>SFR – Coloca addr do SP</text:p>
            <text:p>SFR – Escreve dado SP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C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C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clr.htm">CLR</text:a></text:p>
          </table:table-cell>
          <table:table-cell table:style-name="ce16" office:value-type="string">
            <text:p>bi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</table:table-cell>
          <table:table-cell table:style-name="ce25" office:value-type="string">
            <text:p>Clear bit</text:p>
          </table:table-cell>
          <table:table-cell table:style-name="ce25" office:value-type="string">
            <text:p>ROM – addr do PC+2</text:p>
            <text:p>RAM/SFR – addr do bit</text:p>
            <text:p>RAM/SFR – dado 0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clr.htm">CLR</text:a></text:p>
          </table:table-cell>
          <table:table-cell table:style-name="ce15" office:value-type="string">
            <text:p>C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PSW</text:p>
          </table:table-cell>
          <table:table-cell table:style-name="ce25" office:value-type="string">
            <text:p>SFR – recebe dado do PSW</text:p>
          </table:table-cell>
          <table:table-cell table:style-name="ce25" office:value-type="string">
            <text:p>Clear C</text:p>
          </table:table-cell>
          <table:table-cell table:style-name="ce25" office:value-type="string">
            <text:p>ROM – addr do PC+1</text:p>
            <text:p>SFR - addr C (PSW)</text:p>
            <text:p>SFR – dado 0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wap.htm">SWAP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Calcula A swapped</text:p>
          </table:table-cell>
          <table:table-cell table:style-name="ce25" office:value-type="string">
            <text:p>ROM – addr do PC+1</text:p>
            <text:p>SFR – addr do A</text:p>
            <text:p>SFR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C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- recebe dado do OP1</text:p>
            <text:p>SFR – recebe dado do A</text:p>
            <text:p>RAM/SFR – coloca addr do @OP1</text:p>
          </table:table-cell>
          <table:table-cell table:style-name="ce25" office:value-type="string">
            <text:p>RAM/SFR – recebe dado @OP1</text:p>
            <text:p><text:span text:style-name="T2">SFR – addr do A</text:span></text:p>
            <text:p><text:span text:style-name="T2">SFR – dado do A</text:span></text:p>
          </table:table-cell>
          <table:table-cell table:style-name="ce25" office:value-type="string">
            <text:p>RAM/SFR – addr direct</text:p>
            <text:p><text:span text:style-name="T2">RAM/SFR – dado do direct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C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  <text:p>RAM – coloca addr do @Ri</text:p>
          </table:table-cell>
          <table:table-cell table:style-name="ce25" office:value-type="string">
            <text:p>RAM – recebe dado @Ri</text:p>
            <text:p><text:span text:style-name="T2">SFR – addr do A </text:span></text:p>
            <text:p><text:span text:style-name="T2">SFR – dado do A</text:span></text:p>
          </table:table-cell>
          <table:table-cell table:style-name="ce25" office:value-type="string">
            <text:p>ROM – addr do PC+1</text:p>
            <text:p>RAM – addr do Ri</text:p>
            <text:p>RAM – dado do 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C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  <text:p>RAM – coloca addr do @Ri</text:p>
          </table:table-cell>
          <table:table-cell table:style-name="ce25" office:value-type="string">
            <text:p>RAM – recebe dado @Ri</text:p>
            <text:p><text:span text:style-name="T2">SFR – addr do A </text:span></text:p>
            <text:p><text:span text:style-name="T2">SFR – dado do A</text:span></text:p>
          </table:table-cell>
          <table:table-cell table:style-name="ce25" office:value-type="string">
            <text:p>ROM – addr do PC+1</text:p>
            <text:p>RAM – addr do Ri</text:p>
            <text:p>RAM – dado do 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C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.htm">XCH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n</text:p>
          </table:table-cell>
          <table:table-cell table:style-name="ce25" office:value-type="string">
            <text:p>SFR – recebe dado do A</text:p>
            <text:p>RAM – recebe dado do Rn</text:p>
          </table:table-cell>
          <table:table-cell table:style-name="ce25" office:value-type="string">
            <text:p>Calcula A swap @Rn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n</text:p>
            <text:p>RAM – dado 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D0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pop.htm">POP</text:a></text:p>
          </table:table-cell>
          <table:table-cell table:style-name="ce15" office:value-type="string">
            <text:p>direct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SP</text:p>
          </table:table-cell>
          <table:table-cell table:style-name="ce25" office:value-type="string">
            <text:p>ROM - recebe dado do OP1</text:p>
            <text:p>SFR – recebe dado do SP</text:p>
            <text:p>RAM – coloca addr @SP</text:p>
          </table:table-cell>
          <table:table-cell table:style-name="ce25" office:value-type="string">
            <text:p>RAM – recebe dado @SP</text:p>
            <text:p>Calcula SP-1</text:p>
          </table:table-cell>
          <table:table-cell table:style-name="ce25" office:value-type="string">
            <text:p>ROM – addr do PC+2</text:p>
            <text:p>RAM – Coloca addr @SP+1</text:p>
            <text:p>RAM – Escreve dado @OP1</text:p>
            <text:p>SFR – Coloca addr do SP</text:p>
            <text:p>SFR – Escreve dado SP+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D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2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setb.htm">SETB</text:a></text:p>
          </table:table-cell>
          <table:table-cell table:style-name="ce16" office:value-type="string">
            <text:p>bi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bit</text:p>
            <text:p>RAM/SFR – dado 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setb.htm">SETB</text:a></text:p>
          </table:table-cell>
          <table:table-cell table:style-name="ce15" office:value-type="string">
            <text:p>C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25" office:value-type="string">
            <text:p>-</text:p>
          </table:table-cell>
          <table:table-cell table:style-name="ce25" office:value-type="string">
            <text:p>ROM – addr do PC+1</text:p>
            <text:p>SFR - addr C (PSW)</text:p>
            <text:p>SFR – dado 1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da.htm">DA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Calcula decimal ajust A</text:p>
          </table:table-cell>
          <table:table-cell table:style-name="ce25" office:value-type="string">
            <text:p>ROM – addr do PC+1</text:p>
            <text:p>SFR – addr do A <text:s/></text:p>
            <text:p>SFR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2" office:value-type="string">
            <text:p>D5</text:p>
          </table:table-cell>
          <table:table-cell table:style-name="ce7" office:value-type="float" office:value="3">
            <text:p>3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direct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– recebe dado do OP1</text:p>
            <text:p><text:span text:style-name="T2">ROM – coloca addr do OP2</text:span></text:p>
            <text:p><text:span text:style-name="T2">RAM/SFR – coloca addr @OP1</text:span></text:p>
          </table:table-cell>
          <table:table-cell table:style-name="ce28" office:value-type="string">
            <text:p><text:span text:style-name="T2">ROM – recebe dado do OP2</text:span></text:p>
            <text:p>RAM/SFR – recebe dado @OP1</text:p>
            <text:p>Calcula (direct – 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  <text:p/>
          </table:table-cell>
          <table:table-cell table:style-name="ce33" office:value-type="string">
            <text:p>OK</text:p>
          </table:table-cell>
          <table:table-cell table:style-name="ce42" office:value-type="string">
            <text:p>*lembrar de ALU retornar valor do decremento além do resultado da comparacao com 0</text:p>
          </table:table-cell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/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D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d.htm">XCHD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i</text:p>
            <text:p>SFR – coloca addr do A</text:p>
          </table:table-cell>
          <table:table-cell table:style-name="ce25" office:value-type="string">
            <text:p>RAM – recebe dado do Ri</text:p>
            <text:p>RAM – coloco endereco @Ri</text:p>
            <text:p>SFR – recebe dado do A</text:p>
          </table:table-cell>
          <table:table-cell table:style-name="ce25" office:value-type="string">
            <text:p>RAM – recebe dado @Ri </text:p>
            <text:p>Calcula A[3-0] swap @R[3-0]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i</text:p>
            <text:p>RAM – dado do 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2" office:value-type="string">
            <text:p>D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xchd.htm">XCHD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i</text:p>
            <text:p>SFR – coloca addr do A</text:p>
          </table:table-cell>
          <table:table-cell table:style-name="ce25" office:value-type="string">
            <text:p>RAM – recebe dado do Ri</text:p>
            <text:p>RAM – coloco endereco @Ri</text:p>
            <text:p>SFR – recebe dado do A</text:p>
          </table:table-cell>
          <table:table-cell table:style-name="ce25" office:value-type="string">
            <text:p>RAM – recebe dado @Ri </text:p>
            <text:p>Calcula A[3-0] swap @R[3-0]</text:p>
          </table:table-cell>
          <table:table-cell table:style-name="ce25" office:value-type="string">
            <text:p>ROM – addr do PC+1</text:p>
            <text:p>SFR – addr do A </text:p>
            <text:p>SFR – dado do A</text:p>
            <text:p>RAM – addr do Ri</text:p>
            <text:p>RAM – dado do 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8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0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9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1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A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2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B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3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C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4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D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5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E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6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DF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djnz.htm">DJNZ</text:a></text:p>
          </table:table-cell>
          <table:table-cell table:style-name="ce15" office:value-type="string">
            <text:p>R7, offset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RAM – coloca addr do Rn</text:p>
            <text:p><text:span text:style-name="T2">ROM – coloca addr do OP1</text:span></text:p>
          </table:table-cell>
          <table:table-cell table:style-name="ce25" office:value-type="string">
            <text:p>RAM – recebe dado do Rn</text:p>
            <text:p><text:span text:style-name="T2">ROM – recebe dado do OP1</text:span></text:p>
          </table:table-cell>
          <table:table-cell table:style-name="ce25" office:value-type="string">
            <text:p>Calcula (Rn-1) == 0</text:p>
          </table:table-cell>
          <table:table-cell table:style-name="ce28" office:value-type="string">
            <text:p><text:span text:style-name="T2">ALU – recebe dado do decrement</text:span></text:p>
            <text:p><text:span text:style-name="T2">ROM – addr do novo PC (ou PC+2)</text:span></text:p>
            <text:p>seta flag CICLO_CONTINU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4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Default" table:number-columns-repeated="2"/>
          <table:table-cell table:style-name="ce25" office:value-type="string">
            <text:p>Calcula e Escreve novo valor no PC (se necessário)</text:p>
          </table:table-cell>
          <table:table-cell table:style-name="ce26" office:value-type="string">
            <text:p>Clear flag CICLO_CONTINUA</text:p>
            <text:p><text:span text:style-name="T2">ROM – (PC+3)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A, @DPTR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DPL</text:p>
          </table:table-cell>
          <table:table-cell table:style-name="ce25" office:value-type="string">
            <text:p>SFR – recebe dado do DPL</text:p>
            <text:p>SFR – coloca addr do DPH</text:p>
          </table:table-cell>
          <table:table-cell table:style-name="ce25" office:value-type="string">
            <text:p>SFR – recebe dado do DPH</text:p>
            <text:p>SFR – coloca addr do P2EN</text:p>
            <text:p>SFR – coloca dado do P2EN</text:p>
          </table:table-cell>
          <table:table-cell table:style-name="ce25" office:value-type="string">
            <text:p>SFR – coloca addr do P2</text:p>
            <text:p>SFR – coloca dado do P2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7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office:value-type="string">
            <text:p>RAM – coloca addr do DPL</text:p>
            <text:p>Habilita ext_ram</text:p>
          </table:table-cell>
          <table:table-cell office:value-type="string">
            <text:p>RAM – recebe dado do @DPTR</text:p>
          </table:table-cell>
          <table:table-cell table:style-name="Default"/>
          <table:table-cell table:style-name="ce26" office:value-type="string">
            <text:p>Clear flag CICLO_CONTINUA</text:p>
            <text:p>SFR – coloca addr do A</text:p>
            <text:p>SFR – coloca dado do @DPTR</text:p>
            <text:p><text:span text:style-name="T2">ROM – addr do PC+1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E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jmp.htm">AJMP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A, @R0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AM – coloca addr do Ri</text:p>
          </table:table-cell>
          <table:table-cell table:style-name="ce25" office:value-type="string">
            <text:p>RAM – recebe dado do Ri</text:p>
            <text:p>RAM – coloca addr do @Ri</text:p>
          </table:table-cell>
          <table:table-cell table:style-name="ce25" office:value-type="string">
            <text:p>RAM – recebe dado @Ri</text:p>
          </table:table-cell>
          <table:table-cell table:style-name="ce25" office:value-type="string">
            <text:p>ROM – addr do PC+1</text:p>
            <text:p>SFR – addr do A</text:p>
            <text:p>SFR – dado @Ri no A</text:p>
          </table:table-cell>
          <table:table-cell table:style-name="ce33" office:value-type="string">
            <text:p>OK</text:p>
          </table:table-cell>
          <table:table-cell table:style-name="ce42" office:value-type="string">
            <text:p>*avisar que é mem externa</text:p>
          </table:table-cell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A, @R1</text:p>
          </table:table-cell>
          <table:table-cell table:style-name="ce18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5" office:value-type="string">
            <text:p>RAM – coloca addr do Ri</text:p>
          </table:table-cell>
          <table:table-cell table:style-name="ce25" office:value-type="string">
            <text:p>RAM – recebe dado do Ri</text:p>
            <text:p>RAM – coloca addr do @Ri</text:p>
          </table:table-cell>
          <table:table-cell table:style-name="ce25" office:value-type="string">
            <text:p>RAM – recebe dado @Ri</text:p>
          </table:table-cell>
          <table:table-cell table:style-name="ce25" office:value-type="string">
            <text:p>ROM – addr do PC+1</text:p>
            <text:p>SFR – addr do A</text:p>
            <text:p>SFR – dado @Ri n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clr.htm">CLR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00h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direct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</table:table-cell>
          <table:table-cell table:style-name="ce25" office:value-type="string">
            <text:p>ROM - recebe dado do OP1</text:p>
            <text:p>RAM/SFR – coloca addr do @OP1</text:p>
          </table:table-cell>
          <table:table-cell table:style-name="ce25" office:value-type="string">
            <text:p>RAM/SFR – recebe dado @OP1 </text:p>
          </table:table-cell>
          <table:table-cell table:style-name="ce25" office:value-type="string">
            <text:p>ROM – addr do PC+2</text:p>
            <text:p>SFR – addr do A</text:p>
            <text:p>SFR – dado direct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@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i</text:p>
          </table:table-cell>
          <table:table-cell table:style-name="ce25" office:value-type="string">
            <text:p>RAM – recebe dado do Ri</text:p>
            <text:p>RAM – coloca addr do @Ri</text:p>
          </table:table-cell>
          <table:table-cell table:style-name="ce25" office:value-type="string">
            <text:p>RAM – recebe dado @Ri</text:p>
          </table:table-cell>
          <table:table-cell table:style-name="ce25" office:value-type="string">
            <text:p>ROM – addr do PC+1</text:p>
            <text:p>SFR – addr do A</text:p>
            <text:p>SFR – dado @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@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i</text:p>
          </table:table-cell>
          <table:table-cell table:style-name="ce25" office:value-type="string">
            <text:p>RAM – recebe dado do Ri</text:p>
            <text:p>RAM – coloca addr do @Ri</text:p>
          </table:table-cell>
          <table:table-cell table:style-name="ce25" office:value-type="string">
            <text:p>RAM – recebe dado @Ri</text:p>
          </table:table-cell>
          <table:table-cell table:style-name="ce25" office:value-type="string">
            <text:p>ROM – addr do PC+1</text:p>
            <text:p>SFR – addr do A</text:p>
            <text:p>SFR – dado @Ri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2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3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4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5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6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E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A, R7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AM – coloca addr do Rn</text:p>
          </table:table-cell>
          <table:table-cell table:style-name="ce25" office:value-type="string">
            <text:p>RAM – recebe dado do Rn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SFR – addr do A</text:p>
            <text:p>SFR – dado Rn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@DPTR, A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DPL</text:p>
          </table:table-cell>
          <table:table-cell table:style-name="ce25" office:value-type="string">
            <text:p>SFR – recebe dado do DPL</text:p>
            <text:p>SFR – coloca addr do DPH</text:p>
          </table:table-cell>
          <table:table-cell table:style-name="ce25" office:value-type="string">
            <text:p>SFR – recebe dado do DPH</text:p>
            <text:p>SFR – coloca addr do P2EN</text:p>
            <text:p><text:span text:style-name="T2">SFR – coloca dado do P2EN</text:span></text:p>
          </table:table-cell>
          <table:table-cell table:style-name="ce28" office:value-type="string">
            <text:p><text:span text:style-name="T2">SFR – coloca addr do P2</text:span></text:p>
            <text:p><text:span text:style-name="T2">SFR – coloca dado do P2</text:span></text:p>
            <text:p/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6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office:value-type="string">
            <text:p/>
            <text:p/>
          </table:table-cell>
          <table:table-cell office:value-type="string">
            <text:p/>
            <text:p>SFR – coloca addr do A</text:p>
          </table:table-cell>
          <table:table-cell office:value-type="string">
            <text:p>SFR – recebe dado do A</text:p>
          </table:table-cell>
          <table:table-cell table:style-name="ce26" office:value-type="string">
            <text:p>Clear flag CICLO_CONTINUA</text:p>
            <text:p>RAM – coloca addr do @DPTR</text:p>
            <text:p><text:span text:style-name="T2">Habilita ext_ram</text:span></text:p>
            <text:p>RAM – coloca dado do A</text:p>
            <text:p><text:span text:style-name="T2">ROM – addr do PC+1</text:span>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3">
          <table:table-cell table:style-name="ce2" office:value-type="string">
            <text:p>F1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acall.htm">ACALL</text:a></text:p>
          </table:table-cell>
          <table:table-cell table:style-name="ce15" office:value-type="string">
            <text:p>addr1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7" table:number-columns-repeated="4"/>
          <table:table-cell table:style-name="ce35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2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@R0, A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@Ri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3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@R1, A</text:p>
          </table:table-cell>
          <table:table-cell table:number-columns-repeated="2" table:style-name="ce18" office:value-type="float" office:value="2">
            <text:p>2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@Ri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4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cpl.htm">CPL</text:a></text:p>
          </table:table-cell>
          <table:table-cell table:style-name="ce15" office:value-type="string">
            <text:p>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Calcula ~A</text:p>
          </table:table-cell>
          <table:table-cell table:style-name="ce25" office:value-type="string">
            <text:p>ROM – addr do PC+1</text:p>
            <text:p>SFR - addr do A</text:p>
            <text:p>SFR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5</text:p>
          </table:table-cell>
          <table:table-cell table:style-name="ce7" office:value-type="float" office:value="2">
            <text:p>2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direct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ROM – coloca addr do OP1</text:p>
            <text:p>SFR – coloca addr do A</text:p>
          </table:table-cell>
          <table:table-cell table:style-name="ce25" office:value-type="string">
            <text:p>ROM - recebe dado do OP1</text:p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2</text:p>
            <text:p>RAM/SFR – addr do @OP1</text:p>
            <text:p>RAM/SFR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6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@R0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@Ri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7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@R1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  <text:p>RAM – coloca addr do Ri</text:p>
          </table:table-cell>
          <table:table-cell table:style-name="ce25" office:value-type="string">
            <text:p>SFR – recebe dado do A</text:p>
            <text:p>RAM – recebe dado do Ri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@Ri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8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0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9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1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A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2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B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3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C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4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D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5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6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5">
          <table:table-cell table:style-name="ce2" office:value-type="string">
            <text:p>FF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.htm">MOV</text:a></text:p>
          </table:table-cell>
          <table:table-cell table:style-name="ce15" office:value-type="string">
            <text:p>R7, A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5" office:value-type="string">
            <text:p>SFR – coloca addr do A</text:p>
          </table:table-cell>
          <table:table-cell table:style-name="ce25" office:value-type="string">
            <text:p>SFR – recebe dado do A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ROM – addr do PC+1</text:p>
            <text:p>RAM – addr do Rn</text:p>
            <text:p>RAM – dado do A</text:p>
          </table:table-cell>
          <table:table-cell table:style-name="ce33" office:value-type="string">
            <text:p>OK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17"/>
          <table:table-cell table:style-name="ce18" table:number-columns-repeated="2"/>
          <table:table-cell table:style-name="ce25" table:number-columns-repeated="4"/>
          <table:table-cell table:style-name="ce33" table:formula="of:=COUNTIF([.K3:.K291];[.K3])" office:value-type="float" office:value="289">
            <text:p>289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">
          <table:table-cell table:style-name="ce4"/>
          <table:table-cell table:style-name="ce8"/>
          <table:table-cell table:style-name="ce13"/>
          <table:table-cell table:style-name="ce17"/>
          <table:table-cell table:style-name="ce18" table:number-columns-repeated="2"/>
          <table:table-cell table:style-name="ce25" table:number-columns-repeated="3"/>
          <table:table-cell table:style-name="ce25" table:formula="of:=ROWS([.A3:.A291])" office:value-type="float" office:value="289">
            <text:p>289</text:p>
          </table:table-cell>
          <table:table-cell table:style-name="ce38" table:formula="of:=[.K292]/[.J293]" office:value-type="percentage" office:value="1">
            <text:p>100.00%</text:p>
          </table:table-cell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" table:number-rows-repeated="31739">
          <table:table-cell table:style-name="ce4"/>
          <table:table-cell table:style-name="ce8"/>
          <table:table-cell table:style-name="ce13"/>
          <table:table-cell table:style-name="ce17"/>
          <table:table-cell table:style-name="ce18" table:number-columns-repeated="2"/>
          <table:table-cell table:style-name="ce25" table:number-columns-repeated="4"/>
          <table:table-cell table:style-name="ce33"/>
          <table:table-cell table:style-name="ce42"/>
          <table:table-cell table:style-name="ce25" table:number-columns-repeated="246"/>
          <table:table-cell table:number-columns-repeated="766"/>
        </table:table-row>
        <table:table-row table:style-name="ro1" table:number-rows-repeated="33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XILIAR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ce33"/>
        <table:table-column table:style-name="co4" table:default-cell-style-name="ce42"/>
        <table:table-column table:style-name="co4" table:number-columns-repeated="246" table:default-cell-style-name="ce25"/>
        <table:table-column table:style-name="co4" table:number-columns-repeated="766" table:default-cell-style-name="ce5"/>
        <table:table-row table:style-name="ro18">
          <table:table-cell table:style-name="ce44" office:value-type="string">
            <text:p>Hex</text:p>
            <text:p>Code</text:p>
          </table:table-cell>
          <table:table-cell table:style-name="ce45" office:value-type="string">
            <text:p>Bytes</text:p>
          </table:table-cell>
          <table:table-cell table:style-name="ce46" office:value-type="string">
            <text:p>Mnemonic</text:p>
          </table:table-cell>
          <table:table-cell table:style-name="ce47" office:value-type="string">
            <text:p>Operands</text:p>
          </table:table-cell>
          <table:table-cell table:style-name="ce48" office:value-type="string">
            <text:p>Mach. Cycle</text:p>
          </table:table-cell>
          <table:table-cell table:style-name="ce48" office:value-type="string">
            <text:p>Our</text:p>
            <text:p>MC</text:p>
          </table:table-cell>
          <table:table-cell table:style-name="ce49" office:value-type="string">
            <text:p>DC1</text:p>
          </table:table-cell>
          <table:table-cell table:style-name="ce49" office:value-type="string">
            <text:p>DC2</text:p>
          </table:table-cell>
          <table:table-cell table:style-name="ce49" office:value-type="string">
            <text:p>EX</text:p>
          </table:table-cell>
          <table:table-cell table:style-name="ce49" office:value-type="string">
            <text:p>WB</text:p>
          </table:table-cell>
          <table:table-cell table:style-name="ce50" office:value-type="string">
            <text:p>Done?</text:p>
          </table:table-cell>
          <table:table-cell table:style-name="ce51"/>
          <table:table-cell table:style-name="ce49" table:number-columns-repeated="11"/>
          <table:table-cell table:style-name="ce52" table:number-columns-repeated="235"/>
          <table:table-cell table:style-name="Default" table:number-columns-repeated="766"/>
        </table:table-row>
        <table:table-row table:style-name="ro19">
          <table:table-cell table:number-columns-repeated="10"/>
          <table:table-cell table:style-name="Default" table:number-columns-repeated="1014"/>
        </table:table-row>
        <table:table-row table:style-name="ro5">
          <table:table-cell table:style-name="ce2" office:value-type="string">
            <text:p>E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A, @DPTR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25" office:value-type="string">
            <text:p>SFR – coloca addr do DPL</text:p>
          </table:table-cell>
          <table:table-cell table:style-name="ce25" office:value-type="string">
            <text:p>SFR – recebe dado do DPL</text:p>
            <text:p>SFR – coloca addr do DPH</text:p>
          </table:table-cell>
          <table:table-cell table:style-name="ce25" office:value-type="string">
            <text:p>SFR – recebe dado do DPH</text:p>
            <text:p>SFR – coloca addr do P2EN</text:p>
            <text:p>SFR – coloca dado do P2EN</text:p>
          </table:table-cell>
          <table:table-cell table:style-name="ce25" office:value-type="string">
            <text:p>SFR – coloca addr do P2</text:p>
            <text:p>SFR – coloca dado do P2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7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5" office:value-type="string">
            <text:p>RAM – coloca addr do DPL</text:p>
            <text:p>Habilita ext_ram</text:p>
          </table:table-cell>
          <table:table-cell table:style-name="ce5" office:value-type="string">
            <text:p>RAM – recebe dado do @DPTR</text:p>
          </table:table-cell>
          <table:table-cell/>
          <table:table-cell table:style-name="ce26" office:value-type="string">
            <text:p>Clear flag CICLO_CONTINUA</text:p>
            <text:p>SFR – coloca addr do A</text:p>
            <text:p>SFR – coloca dado do @DPTR</text:p>
            <text:p><text:span text:style-name="T2">ROM – addr do PC+1</text:span></text:p>
          </table:table-cell>
          <table:table-cell office:value-type="string">
            <text:p>OK</text:p>
          </table:table-cell>
          <table:table-cell table:number-columns-repeated="1013"/>
        </table:table-row>
        <table:table-row table:style-name="ro19">
          <table:table-cell table:number-columns-repeated="10"/>
          <table:table-cell table:style-name="Default" table:number-columns-repeated="1014"/>
        </table:table-row>
        <table:table-row table:style-name="ro5">
          <table:table-cell table:style-name="ce2" office:value-type="string">
            <text:p>F0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a xlink:href="http://www.keil.com/support/man/docs/is51/is51_movx.htm">MOVX</text:a></text:p>
          </table:table-cell>
          <table:table-cell table:style-name="ce15" office:value-type="string">
            <text:p>@DPTR, A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25" office:value-type="string">
            <text:p>SFR – coloca addr do DPL</text:p>
          </table:table-cell>
          <table:table-cell table:style-name="ce25" office:value-type="string">
            <text:p>SFR – recebe dado do DPL</text:p>
            <text:p>SFR – coloca addr do DPH</text:p>
          </table:table-cell>
          <table:table-cell table:style-name="ce25" office:value-type="string">
            <text:p>SFR – recebe dado do DPH</text:p>
            <text:p>SFR – coloca addr do P2EN</text:p>
            <text:p><text:span text:style-name="T2">SFR – coloca dado do P2EN</text:span></text:p>
          </table:table-cell>
          <table:table-cell table:style-name="ce28" office:value-type="string">
            <text:p><text:span text:style-name="T2">SFR – coloca addr do P2</text:span></text:p>
            <text:p><text:span text:style-name="T2">SFR – coloca dado do P2</text:span></text:p>
            <text:p/>
          </table:table-cell>
          <table:table-cell office:value-type="string">
            <text:p>Missing</text:p>
          </table:table-cell>
          <table:table-cell table:number-columns-repeated="1013"/>
        </table:table-row>
        <table:table-row table:style-name="ro7">
          <table:table-cell table:style-name="ce3" table:number-columns-repeated="2"/>
          <table:table-cell table:style-name="ce12" office:value-type="string">
            <text:p>CICLO 2</text:p>
          </table:table-cell>
          <table:table-cell table:style-name="ce3"/>
          <table:table-cell table:style-name="ce20" table:number-columns-repeated="2"/>
          <table:table-cell table:style-name="ce5" office:value-type="string">
            <text:p>RAM – coloca addr do DPL</text:p>
            <text:p>Habilita ext_ram</text:p>
          </table:table-cell>
          <table:table-cell table:style-name="ce5" office:value-type="string">
            <text:p>RAM – recebe dado do @DPTR</text:p>
            <text:p>SFR – coloca addr do A</text:p>
          </table:table-cell>
          <table:table-cell table:style-name="ce5" office:value-type="string">
            <text:p>SFR – recebe dado do A</text:p>
          </table:table-cell>
          <table:table-cell table:style-name="ce26" office:value-type="string">
            <text:p>Clear flag CICLO_CONTINUA</text:p>
            <text:p>SFR – coloca addr do @DPTR</text:p>
            <text:p>SFR – coloca dado do A</text:p>
            <text:p><text:span text:style-name="T2">ROM – addr do PC+1</text:span></text:p>
          </table:table-cell>
          <table:table-cell office:value-type="string">
            <text:p>OK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6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Linux OpenOffice.org_project/300m15$Build-9379</meta:generator>
    <meta:creation-date>2010-08-20T17:23:00</meta:creation-date>
    <dc:date>2010-10-07T16:18:16</dc:date>
    <dc:language>pt-BR</dc:language>
    <meta:editing-cycles>268</meta:editing-cycles>
    <meta:editing-duration>PT787H48M24S</meta:editing-duration>
    <meta:document-statistic meta:table-count="2" meta:cell-count="2985" meta:object-count="0"/>
    <meta:user-defined meta:name="Info 1"/>
    <meta:user-defined meta:name="Info 2"/>
    <meta:user-defined meta:name="Info 3"/>
    <meta:user-defined meta:name="Info 4"/>
  </office:meta>
</office:document-meta>
</file>